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9" style:family="table">
      <style:table-properties style:width="19.001cm" table:align="margins"/>
    </style:style>
    <style:style style:name="Table19.A" style:family="table-column">
      <style:table-column-properties style:column-width="13.391cm" style:rel-column-width="46188*"/>
    </style:style>
    <style:style style:name="Table19.B" style:family="table-column">
      <style:table-column-properties style:column-width="5.609cm" style:rel-column-width="19347*"/>
    </style:style>
    <style:style style:name="Table19.A1" style:family="table-cell">
      <style:table-cell-properties style:writing-mode="page"/>
    </style:style>
    <style:style style:name="Table49" style:family="table">
      <style:table-properties style:width="5.309cm" fo:break-before="auto" fo:break-after="auto" table:align="right" fo:keep-with-next="auto" style:may-break-between-rows="true" table:border-model="collapsing"/>
    </style:style>
    <style:style style:name="Table49.A" style:family="table-column">
      <style:table-column-properties style:column-width="0.699cm"/>
    </style:style>
    <style:style style:name="Table49.B" style:family="table-column">
      <style:table-column-properties style:column-width="4.611cm"/>
    </style:style>
    <style:style style:name="Table4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9.B1" style:family="table-cell">
      <style:table-cell-properties fo:background-color="transparent" fo:padding="0cm" fo:border="0.05pt solid #cccccc" style:writing-mode="page">
        <style:background-image/>
      </style:table-cell-properties>
    </style:style>
    <style:style style:name="Table4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4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9.12" style:family="table-row">
      <style:table-row-properties fo:keep-together="auto"/>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50" style:family="table">
      <style:table-properties style:width="19.001cm" table:align="margins"/>
    </style:style>
    <style:style style:name="Table50.A" style:family="table-column">
      <style:table-column-properties style:column-width="13.391cm" style:rel-column-width="46188*"/>
    </style:style>
    <style:style style:name="Table50.B" style:family="table-column">
      <style:table-column-properties style:column-width="5.609cm" style:rel-column-width="19347*"/>
    </style:style>
    <style:style style:name="Table50.A1" style:family="table-cell">
      <style:table-cell-properties style:writing-mode="page"/>
    </style:style>
    <style:style style:name="Table51" style:family="table">
      <style:table-properties style:width="5.309cm" fo:break-before="auto" fo:break-after="auto" table:align="right" fo:keep-with-next="auto" style:may-break-between-rows="true" table:border-model="collapsing"/>
    </style:style>
    <style:style style:name="Table51.A" style:family="table-column">
      <style:table-column-properties style:column-width="0.699cm"/>
    </style:style>
    <style:style style:name="Table51.B" style:family="table-column">
      <style:table-column-properties style:column-width="4.611cm"/>
    </style:style>
    <style:style style:name="Table5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1.B1" style:family="table-cell">
      <style:table-cell-properties fo:background-color="transparent" fo:padding="0cm" fo:border="0.05pt solid #cccccc" style:writing-mode="page">
        <style:background-image/>
      </style:table-cell-properties>
    </style:style>
    <style:style style:name="Table5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1.3" style:family="table-row">
      <style:table-row-properties fo:keep-together="auto"/>
    </style:style>
    <style:style style:name="Table5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style>
    <style:style style:name="Table25.A" style:family="table-column">
      <style:table-column-properties style:column-width="13.391cm" style:rel-column-width="46188*"/>
    </style:style>
    <style:style style:name="Table25.B" style:family="table-column">
      <style:table-column-properties style:column-width="5.609cm" style:rel-column-width="19347*"/>
    </style:style>
    <style:style style:name="Table25.A1" style:family="table-cell">
      <style:table-cell-properties style:writing-mode="page"/>
    </style:style>
    <style:style style:name="Table52" style:family="table">
      <style:table-properties style:width="5.309cm" fo:break-before="auto" fo:break-after="auto" table:align="right" fo:keep-with-next="auto" style:may-break-between-rows="true" table:border-model="collapsing"/>
    </style:style>
    <style:style style:name="Table52.A" style:family="table-column">
      <style:table-column-properties style:column-width="0.66cm"/>
    </style:style>
    <style:style style:name="Table52.B" style:family="table-column">
      <style:table-column-properties style:column-width="4.65cm"/>
    </style:style>
    <style:style style:name="Table5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B1" style:family="table-cell">
      <style:table-cell-properties fo:background-color="transparent" fo:padding="0cm" fo:border="0.05pt solid #cccccc" style:writing-mode="page">
        <style:background-image/>
      </style:table-cell-properties>
    </style:style>
    <style:style style:name="Table52.2" style:family="table-row">
      <style:table-row-properties fo:keep-together="auto"/>
    </style:style>
    <style:style style:name="Table5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4cm" style:rel-column-width="48287*"/>
    </style:style>
    <style:style style:name="Table34.B" style:family="table-column">
      <style:table-column-properties style:column-width="5.001cm" style:rel-column-width="17248*"/>
    </style:style>
    <style:style style:name="Table34.A1" style:family="table-cell">
      <style:table-cell-properties style:writing-mode="page"/>
    </style:style>
    <style:style style:name="Table36" style:family="table">
      <style:table-properties style:width="5.002cm" fo:break-before="auto" fo:break-after="auto" table:align="margins" fo:keep-with-next="auto" style:may-break-between-rows="false" table:border-model="collapsing"/>
    </style:style>
    <style:style style:name="Table36.A" style:family="table-column">
      <style:table-column-properties style:column-width="2.501cm" style:rel-column-width="32767*"/>
    </style:style>
    <style:style style:name="Table36.B" style:family="table-column">
      <style:table-column-properties style:column-width="2.501cm" style:rel-column-width="32768*"/>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3" style:family="table">
      <style:table-properties style:width="19.001cm" table:align="margins"/>
    </style:style>
    <style:style style:name="Table53.A" style:family="table-column">
      <style:table-column-properties style:column-width="13.391cm" style:rel-column-width="46188*"/>
    </style:style>
    <style:style style:name="Table53.B" style:family="table-column">
      <style:table-column-properties style:column-width="5.609cm" style:rel-column-width="19347*"/>
    </style:style>
    <style:style style:name="Table53.A1" style:family="table-cell">
      <style:table-cell-properties style:writing-mode="page"/>
    </style:style>
    <style:style style:name="Table54" style:family="table">
      <style:table-properties style:width="5.309cm" fo:break-before="auto" fo:break-after="auto" table:align="right" fo:keep-with-next="auto" style:may-break-between-rows="true" table:border-model="collapsing"/>
    </style:style>
    <style:style style:name="Table54.A" style:family="table-column">
      <style:table-column-properties style:column-width="0.699cm"/>
    </style:style>
    <style:style style:name="Table54.B" style:family="table-column">
      <style:table-column-properties style:column-width="4.611cm"/>
    </style:style>
    <style:style style:name="Table5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4.B1" style:family="table-cell">
      <style:table-cell-properties fo:background-color="transparent" fo:padding="0cm" fo:border="0.05pt solid #cccccc" style:writing-mode="page">
        <style:background-image/>
      </style:table-cell-properties>
    </style:style>
    <style:style style:name="Table5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4.6" style:family="table-row">
      <style:table-row-properties fo:keep-together="auto"/>
    </style:style>
    <style:style style:name="Table54.A11"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4.B11"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8" style:family="table">
      <style:table-properties style:width="19.001cm" fo:break-before="page" table:align="margins" style:may-break-between-rows="false"/>
    </style:style>
    <style:style style:name="Table28.A" style:family="table-column">
      <style:table-column-properties style:column-width="19.001cm" style:rel-column-width="65535*"/>
    </style:style>
    <style:style style:name="Table28.A1" style:family="table-cell">
      <style:table-cell-properties fo:padding="0cm" fo:border="none" style:writing-mode="page"/>
    </style:style>
    <style:style style:name="Table55" style:family="table">
      <style:table-properties style:width="19.001cm" fo:break-before="auto" fo:break-after="auto" table:align="margins" fo:keep-with-next="auto" style:may-break-between-rows="true" table:border-model="collapsing"/>
    </style:style>
    <style:style style:name="Table55.A" style:family="table-column">
      <style:table-column-properties style:column-width="2.686cm" style:rel-column-width="9265*"/>
    </style:style>
    <style:style style:name="Table55.B" style:family="table-column">
      <style:table-column-properties style:column-width="4.313cm" style:rel-column-width="14874*"/>
    </style:style>
    <style:style style:name="Table55.C" style:family="table-column">
      <style:table-column-properties style:column-width="2cm" style:rel-column-width="6899*"/>
    </style:style>
    <style:style style:name="Table55.H" style:family="table-column">
      <style:table-column-properties style:column-width="2cm" style:rel-column-width="6901*"/>
    </style:style>
    <style:style style:name="Table55.1" style:family="table-row">
      <style:table-row-properties fo:keep-together="auto"/>
    </style:style>
    <style:style style:name="Table5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5.C1" style:family="table-cell">
      <style:table-cell-properties fo:background-color="transparent" fo:padding="0cm" fo:border="0.05pt solid #cccccc" style:writing-mode="page">
        <style:background-image/>
      </style:table-cell-properties>
    </style:style>
    <style:style style:name="Table5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style>
    <style:style style:name="Table20.A" style:family="table-column">
      <style:table-column-properties style:column-width="13.391cm" style:rel-column-width="46188*"/>
    </style:style>
    <style:style style:name="Table20.B" style:family="table-column">
      <style:table-column-properties style:column-width="5.609cm" style:rel-column-width="19347*"/>
    </style:style>
    <style:style style:name="Table20.A1" style:family="table-cell">
      <style:table-cell-properties style:writing-mode="page"/>
    </style:style>
    <style:style style:name="Table21" style:family="table">
      <style:table-properties style:width="5.309cm" fo:break-before="auto" fo:break-after="auto" table:align="right" fo:keep-with-next="auto" style:may-break-between-rows="true" table:border-model="collapsing"/>
    </style:style>
    <style:style style:name="Table21.A" style:family="table-column">
      <style:table-column-properties style:column-width="0.699cm"/>
    </style:style>
    <style:style style:name="Table21.B" style:family="table-column">
      <style:table-column-properties style:column-width="4.611cm"/>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3" style:family="table-row">
      <style:table-row-properties fo:keep-together="auto"/>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tru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7.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7.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7" style:family="table">
      <style:table-properties style:width="19.001cm" table:align="margins" style:may-break-between-rows="false"/>
    </style:style>
    <style:style style:name="Table37.A" style:family="table-column">
      <style:table-column-properties style:column-width="14cm" style:rel-column-width="48287*"/>
    </style:style>
    <style:style style:name="Table37.B" style:family="table-column">
      <style:table-column-properties style:column-width="5.001cm" style:rel-column-width="17248*"/>
    </style:style>
    <style:style style:name="Table37.A1" style:family="table-cell">
      <style:table-cell-properties style:writing-mode="page"/>
    </style:style>
    <style:style style:name="Table38" style:family="table">
      <style:table-properties style:width="5.002cm" fo:break-before="auto" fo:break-after="auto" table:align="margins" fo:keep-with-next="auto" style:may-break-between-rows="false" table:border-model="collapsing"/>
    </style:style>
    <style:style style:name="Table38.A" style:family="table-column">
      <style:table-column-properties style:column-width="2.501cm" style:rel-column-width="32767*"/>
    </style:style>
    <style:style style:name="Table38.B" style:family="table-column">
      <style:table-column-properties style:column-width="2.501cm" style:rel-column-width="32768*"/>
    </style:style>
    <style:style style:name="Table3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8.B1" style:family="table-cell">
      <style:table-cell-properties fo:background-color="transparent" fo:padding="0cm" fo:border="0.05pt solid #cccccc" style:writing-mode="page">
        <style:background-image/>
      </style:table-cell-properties>
    </style:style>
    <style:style style:name="Table3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8.3" style:family="table-row">
      <style:table-row-properties fo:keep-together="auto"/>
    </style:style>
    <style:style style:name="Table3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style>
    <style:style style:name="Table22.A" style:family="table-column">
      <style:table-column-properties style:column-width="13.391cm" style:rel-column-width="46188*"/>
    </style:style>
    <style:style style:name="Table22.B" style:family="table-column">
      <style:table-column-properties style:column-width="5.609cm" style:rel-column-width="19347*"/>
    </style:style>
    <style:style style:name="Table22.A1" style:family="table-cell">
      <style:table-cell-properties style:writing-mode="page"/>
    </style:style>
    <style:style style:name="Table23" style:family="table">
      <style:table-properties style:width="5.309cm" fo:break-before="auto" fo:break-after="auto" table:align="right" fo:keep-with-next="auto" style:may-break-between-rows="true" table:border-model="collapsing"/>
    </style:style>
    <style:style style:name="Table23.A" style:family="table-column">
      <style:table-column-properties style:column-width="0.699cm"/>
    </style:style>
    <style:style style:name="Table23.B" style:family="table-column">
      <style:table-column-properties style:column-width="4.611cm"/>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6" style:family="table-row">
      <style:table-row-properties fo:keep-together="auto"/>
    </style:style>
    <style:style style:name="Table32" style:family="table">
      <style:table-properties style:width="19.001cm" table:align="margins" style:may-break-between-rows="false"/>
    </style:style>
    <style:style style:name="Table32.A" style:family="table-column">
      <style:table-column-properties style:column-width="14cm" style:rel-column-width="48287*"/>
    </style:style>
    <style:style style:name="Table32.B" style:family="table-column">
      <style:table-column-properties style:column-width="5.001cm" style:rel-column-width="17248*"/>
    </style:style>
    <style:style style:name="Table32.A1" style:family="table-cell">
      <style:table-cell-properties style:writing-mode="page"/>
    </style:style>
    <style:style style:name="Table35" style:family="table">
      <style:table-properties style:width="5.002cm" fo:break-before="auto" fo:break-after="auto" table:align="margins" fo:keep-with-next="auto" style:may-break-between-rows="false" table:border-model="collapsing"/>
    </style:style>
    <style:style style:name="Table35.A" style:family="table-column">
      <style:table-column-properties style:column-width="2.501cm" style:rel-column-width="32767*"/>
    </style:style>
    <style:style style:name="Table35.B" style:family="table-column">
      <style:table-column-properties style:column-width="2.501cm" style:rel-column-width="32768*"/>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309cm" fo:margin-left="0.3cm" fo:break-before="auto" fo:break-after="auto" table:align="left" fo:keep-with-next="auto" style:may-break-between-rows="true" table:border-model="collapsing"/>
    </style:style>
    <style:style style:name="Table12.A" style:family="table-column">
      <style:table-column-properties style:column-width="0.699cm"/>
    </style:style>
    <style:style style:name="Table12.B" style:family="table-column">
      <style:table-column-properties style:column-width="4.611cm"/>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7" style:family="table-row">
      <style:table-row-properties fo:keep-together="auto"/>
    </style:style>
    <style:style style:name="Table12.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2.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309cm" fo:margin-left="0.3cm" fo:break-before="auto" fo:break-after="auto" table:align="left" fo:keep-with-next="auto" style:may-break-between-rows="true" table:border-model="collapsing"/>
    </style:style>
    <style:style style:name="Table15.A" style:family="table-column">
      <style:table-column-properties style:column-width="0.699cm"/>
    </style:style>
    <style:style style:name="Table15.B" style:family="table-column">
      <style:table-column-properties style:column-width="4.611cm"/>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10"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fo:padding="0cm" fo:border="none"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tru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6" style:family="table">
      <style:table-properties style:width="18.701cm" fo:break-before="auto" fo:break-after="auto" table:align="margins" fo:keep-with-next="auto" style:may-break-between-rows="true" table:border-model="collapsing"/>
    </style:style>
    <style:style style:name="Table56.A" style:family="table-column">
      <style:table-column-properties style:column-width="3.667cm" style:rel-column-width="12851*"/>
    </style:style>
    <style:style style:name="Table56.B" style:family="table-column">
      <style:table-column-properties style:column-width="3.032cm" style:rel-column-width="10625*"/>
    </style:style>
    <style:style style:name="Table56.C" style:family="table-column">
      <style:table-column-properties style:column-width="2cm" style:rel-column-width="7009*"/>
    </style:style>
    <style:style style:name="Table56.H" style:family="table-column">
      <style:table-column-properties style:column-width="2.002cm" style:rel-column-width="7014*"/>
    </style:style>
    <style:style style:name="Table56.1" style:family="table-row">
      <style:table-row-properties fo:keep-together="auto"/>
    </style:style>
    <style:style style:name="Table5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6.C1" style:family="table-cell">
      <style:table-cell-properties fo:background-color="transparent" fo:padding="0cm" fo:border="0.05pt solid #cccccc" style:writing-mode="page">
        <style:background-image/>
      </style:table-cell-properties>
    </style:style>
    <style:style style:name="Table5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style>
    <style:style style:name="Table30.A" style:family="table-column">
      <style:table-column-properties style:column-width="13.391cm" style:rel-column-width="46188*"/>
    </style:style>
    <style:style style:name="Table30.B" style:family="table-column">
      <style:table-column-properties style:column-width="5.609cm" style:rel-column-width="19347*"/>
    </style:style>
    <style:style style:name="Table30.A1" style:family="table-cell">
      <style:table-cell-properties fo:padding="0cm" fo:border="none" style:writing-mode="page"/>
    </style:style>
    <style:style style:name="Table31" style:family="table">
      <style:table-properties style:width="5.309cm" fo:break-before="auto" fo:break-after="auto" table:align="right" fo:keep-with-next="auto" style:may-break-between-rows="true" table:border-model="collapsing"/>
    </style:style>
    <style:style style:name="Table31.A" style:family="table-column">
      <style:table-column-properties style:column-width="0.699cm"/>
    </style:style>
    <style:style style:name="Table31.B" style:family="table-column">
      <style:table-column-properties style:column-width="4.611cm"/>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2" style:family="table-row">
      <style:table-row-properties fo:keep-together="auto"/>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1.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7" style:family="table">
      <style:table-properties style:width="19.001cm" fo:break-before="auto" fo:break-after="auto" table:align="margins" fo:keep-with-next="auto" style:may-break-between-rows="true" table:border-model="collapsing"/>
    </style:style>
    <style:style style:name="Table57.A" style:family="table-column">
      <style:table-column-properties style:column-width="3.762cm" style:rel-column-width="12976*"/>
    </style:style>
    <style:style style:name="Table57.B" style:family="table-column">
      <style:table-column-properties style:column-width="3.237cm" style:rel-column-width="11163*"/>
    </style:style>
    <style:style style:name="Table57.C" style:family="table-column">
      <style:table-column-properties style:column-width="2cm" style:rel-column-width="6899*"/>
    </style:style>
    <style:style style:name="Table57.H" style:family="table-column">
      <style:table-column-properties style:column-width="2cm" style:rel-column-width="6901*"/>
    </style:style>
    <style:style style:name="Table57.1" style:family="table-row">
      <style:table-row-properties fo:keep-together="auto"/>
    </style:style>
    <style:style style:name="Table5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7.C1" style:family="table-cell">
      <style:table-cell-properties fo:background-color="transparent" fo:padding="0cm" fo:border="0.05pt solid #cccccc" style:writing-mode="page">
        <style:background-image/>
      </style:table-cell-properties>
    </style:style>
    <style:style style:name="Table5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0348*"/>
    </style:style>
    <style:style style:name="Tabella2.D" style:family="table-column">
      <style:table-column-properties style:column-width="9.999cm" style:rel-column-width="34491*"/>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0348*"/>
    </style:style>
    <style:style style:name="Tabella5.D" style:family="table-column">
      <style:table-column-properties style:column-width="9.999cm" style:rel-column-width="34491*"/>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true" table:border-model="collapsing"/>
    </style:style>
    <style:style style:name="Tabella4.A" style:family="table-column">
      <style:table-column-properties style:column-width="2.997cm" style:rel-column-width="10336*"/>
    </style:style>
    <style:style style:name="Tabella4.B" style:family="table-column">
      <style:table-column-properties style:column-width="3cm" style:rel-column-width="10348*"/>
    </style:style>
    <style:style style:name="Tabella4.D" style:family="table-column">
      <style:table-column-properties style:column-width="10.003cm" style:rel-column-width="34503*"/>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16365*"/>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5cm" style:rel-column-width="16404*"/>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true" table:border-model="collapsing"/>
    </style:style>
    <style:style style:name="Tabella7.A" style:family="table-column">
      <style:table-column-properties style:column-width="3cm" style:rel-column-width="10348*"/>
    </style:style>
    <style:style style:name="Tabella7.D" style:family="table-column">
      <style:table-column-properties style:column-width="9.999cm" style:rel-column-width="34491*"/>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fo:padding="0cm" fo:border="none"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 style:family="table">
      <style:table-properties style:width="19.001cm" fo:break-before="auto" fo:break-after="auto" table:align="margins" fo:keep-with-next="auto" style:may-break-between-rows="false" table:border-model="collapsing"/>
    </style:style>
    <style:style style:name="Table59.A" style:family="table-column">
      <style:table-column-properties style:column-width="3.366cm" style:rel-column-width="11607*"/>
    </style:style>
    <style:style style:name="Table59.B" style:family="table-column">
      <style:table-column-properties style:column-width="3.634cm" style:rel-column-width="12532*"/>
    </style:style>
    <style:style style:name="Table59.C" style:family="table-column">
      <style:table-column-properties style:column-width="2cm" style:rel-column-width="6899*"/>
    </style:style>
    <style:style style:name="Table59.H" style:family="table-column">
      <style:table-column-properties style:column-width="2cm" style:rel-column-width="6901*"/>
    </style:style>
    <style:style style:name="Table59.1" style:family="table-row">
      <style:table-row-properties fo:keep-together="auto"/>
    </style:style>
    <style:style style:name="Table5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9.C1" style:family="table-cell">
      <style:table-cell-properties fo:background-color="transparent" fo:padding="0cm" fo:border="0.05pt solid #cccccc" style:writing-mode="page">
        <style:background-image/>
      </style:table-cell-properties>
    </style:style>
    <style:style style:name="Table5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9.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9.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9.C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58" style:family="table">
      <style:table-properties style:width="19.001cm" fo:break-before="auto" fo:break-after="auto" table:align="margins" fo:keep-with-next="auto" style:may-break-between-rows="true" table:border-model="collapsing"/>
    </style:style>
    <style:style style:name="Table58.A" style:family="table-column">
      <style:table-column-properties style:column-width="2.99cm" style:rel-column-width="10312*"/>
    </style:style>
    <style:style style:name="Table58.B" style:family="table-column">
      <style:table-column-properties style:column-width="4.009cm" style:rel-column-width="13828*"/>
    </style:style>
    <style:style style:name="Table58.C" style:family="table-column">
      <style:table-column-properties style:column-width="2cm" style:rel-column-width="6899*"/>
    </style:style>
    <style:style style:name="Table58.H" style:family="table-column">
      <style:table-column-properties style:column-width="2cm" style:rel-column-width="6900*"/>
    </style:style>
    <style:style style:name="Table5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8.C1" style:family="table-cell">
      <style:table-cell-properties fo:background-color="transparent" fo:padding="0cm" fo:border="0.05pt solid #cccccc" style:writing-mode="page">
        <style:background-image/>
      </style:table-cell-properties>
    </style:style>
    <style:style style:name="Table58.2" style:family="table-row">
      <style:table-row-properties fo:keep-together="auto"/>
    </style:style>
    <style:style style:name="Table5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60" style:family="table">
      <style:table-properties style:width="19.001cm" table:align="margins"/>
    </style:style>
    <style:style style:name="Table60.A" style:family="table-column">
      <style:table-column-properties style:column-width="13.391cm" style:rel-column-width="7592*"/>
    </style:style>
    <style:style style:name="Table60.B" style:family="table-column">
      <style:table-column-properties style:column-width="5.609cm" style:rel-column-width="3180*"/>
    </style:style>
    <style:style style:name="Table60.A1" style:family="table-cell">
      <style:table-cell-properties fo:padding="0cm" fo:border="none" style:writing-mode="page"/>
    </style:style>
    <style:style style:name="Table61" style:family="table" style:master-page-name="">
      <style:table-properties style:width="5.309cm" style:page-number="auto" fo:break-before="auto" fo:break-after="auto" table:align="right" style:shadow="none" fo:keep-with-next="auto" style:may-break-between-rows="true" table:border-model="collapsing"/>
    </style:style>
    <style:style style:name="Table61.A" style:family="table-column">
      <style:table-column-properties style:column-width="0.549cm"/>
    </style:style>
    <style:style style:name="Table61.B" style:family="table-column">
      <style:table-column-properties style:column-width="4.761cm"/>
    </style:style>
    <style:style style:name="Table6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1.B1" style:family="table-cell">
      <style:table-cell-properties fo:background-color="transparent" fo:padding="0cm" fo:border="0.05pt solid #cccccc" style:writing-mode="page">
        <style:background-image/>
      </style:table-cell-properties>
    </style:style>
    <style:style style:name="Table61.2" style:family="table-row">
      <style:table-row-properties fo:keep-together="auto"/>
    </style:style>
    <style:style style:name="Table6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61.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7e8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91d52" officeooo:paragraph-rsid="00191d5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63fb3" officeooo:paragraph-rsid="00177e80"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d4d4d4"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8539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5d0085"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text-properties fo:language="en" fo:country="US"/>
    </style:style>
    <style:style style:name="P21" style:family="paragraph" style:parent-style-name="Standard">
      <style:paragraph-properties fo:text-align="center" style:justify-single-word="false"/>
      <style:text-properties fo:language="en" fo:country="US"/>
    </style:style>
    <style:style style:name="P22"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23" style:family="paragraph" style:parent-style-name="Text_20_body">
      <style:text-properties fo:language="en" fo:country="US"/>
    </style:style>
    <style:style style:name="P24"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25" style:family="paragraph" style:parent-style-name="Picture">
      <style:text-properties fo:language="en" fo:country="US"/>
    </style:style>
    <style:style style:name="P26" style:family="paragraph" style:parent-style-name="Picture">
      <style:paragraph-properties fo:text-align="center" style:justify-single-word="false"/>
    </style:style>
    <style:style style:name="P27" style:family="paragraph" style:parent-style-name="Standard">
      <style:paragraph-properties fo:break-before="page"/>
      <style:text-properties fo:language="en" fo:country="US"/>
    </style:style>
    <style:style style:name="P2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Standard" style:list-style-name="L1">
      <style:text-properties fo:language="en" fo:country="US"/>
    </style:style>
    <style:style style:name="P30" style:family="paragraph" style:parent-style-name="Standard" style:list-style-name="L6">
      <style:text-properties fo:language="en" fo:country="US"/>
    </style:style>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7"/>
    <style:style style:name="P36" style:family="paragraph" style:parent-style-name="Standard" style:list-style-name="L8"/>
    <style:style style:name="P37" style:family="paragraph" style:parent-style-name="Heading_20_3">
      <style:paragraph-properties fo:break-before="page"/>
    </style:style>
    <style:style style:name="P38" style:family="paragraph" style:parent-style-name="Heading_20_3">
      <style:paragraph-properties fo:break-before="page"/>
      <style:text-properties fo:language="en" fo:country="US"/>
    </style:style>
    <style:style style:name="P39" style:family="paragraph" style:parent-style-name="Heading_20_3">
      <style:paragraph-properties fo:break-before="page"/>
      <style:text-properties fo:language="en" fo:country="US" officeooo:paragraph-rsid="000dc6a3"/>
    </style:style>
    <style:style style:name="P40" style:family="paragraph" style:parent-style-name="Heading_20_4">
      <style:text-properties fo:language="en" fo:country="US"/>
    </style:style>
    <style:style style:name="P41" style:family="paragraph" style:parent-style-name="Heading_20_4">
      <style:text-properties officeooo:paragraph-rsid="000dc6a3"/>
    </style:style>
    <style:style style:name="P42" style:family="paragraph" style:parent-style-name="Heading_20_4">
      <style:paragraph-properties fo:break-before="page"/>
    </style:style>
    <style:style style:name="P43" style:family="paragraph" style:parent-style-name="Heading_20_4">
      <style:paragraph-properties fo:break-before="page"/>
      <style:text-properties fo:language="en" fo:country="US"/>
    </style:style>
    <style:style style:name="P44" style:family="paragraph" style:parent-style-name="Text_20_body">
      <style:text-properties fo:language="en" fo:country="US" officeooo:paragraph-rsid="000dc6a3"/>
    </style:style>
    <style:style style:name="P45" style:family="paragraph" style:parent-style-name="Text_20_body">
      <style:text-properties officeooo:paragraph-rsid="000dc6a3"/>
    </style:style>
    <style:style style:name="P46" style:family="paragraph" style:parent-style-name="Heading_20_2">
      <style:paragraph-properties fo:break-before="page"/>
      <style:text-properties fo:language="en" fo:country="US"/>
    </style:style>
    <style:style style:name="P47"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48" style:family="paragraph" style:parent-style-name="Heading_20_1">
      <style:paragraph-properties fo:break-before="page"/>
      <style:text-properties fo:language="en" fo:country="US"/>
    </style:style>
    <style:style style:name="P49"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break-before="auto" fo:break-after="auto"/>
    </style:style>
    <style:style style:name="P69"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2ff1d1"/>
    </style:style>
    <style:style style:name="T8" style:family="text">
      <style:text-properties officeooo:rsid="002feed0"/>
    </style:style>
    <style:style style:name="T9" style:family="text">
      <style:text-properties officeooo:rsid="00177e80"/>
    </style:style>
    <style:style style:name="T10" style:family="text">
      <style:text-properties officeooo:rsid="000c0ea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48" text:outline-level="1">Maps of level 6 - Cal</text:h>
      <text:p text:style-name="P23">The city of Cal is built on a plateau, has a circular shape and is surrounded by walls. The east citadel (not shown on the map) <text:s/>allows to enter the city from the east entrance and the two secret doors (1&amp;5). The city is divided into four quadrants: the castle to the north-east, the port to the south-east, the market to the north-west, and the boroughs to the south-west. The sewers run underground.</text:p>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 text:anchor-type="as-char" svg:width="13.391cm" draw:z-index="6"><draw:text-box fo:min-height="14.769cm"><text:p text:style-name="Picture"><draw:frame draw:style-name="fr11" draw:name="Image1" text:anchor-type="as-char" svg:width="13.391cm" style:rel-width="100%" svg:height="14.769cm" style:rel-height="scale" draw:z-index="7"><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able:table-cell>
          <table:table-cell table:style-name="Table19.A1" office:value-type="string">
            <table:table table:name="Table49" table:style-name="Table49">
              <table:table-column table:style-name="Table49.A"/>
              <table:table-column table:style-name="Table49.B"/>
              <table:table-row>
                <table:table-cell table:style-name="Table49.A1" office:value-type="string">
                  <text:p text:style-name="P28">ID</text:p>
                </table:table-cell>
                <table:table-cell table:style-name="Table49.B1" office:value-type="string">
                  <text:p text:style-name="P28">Description</text:p>
                </table:table-cell>
              </table:table-row>
              <table:table-row>
                <table:table-cell table:style-name="Table49.A2" office:value-type="string">
                  <text:p text:style-name="P3">1</text:p>
                </table:table-cell>
                <table:table-cell table:style-name="Table49.B2" office:value-type="string">
                  <text:p text:style-name="P3">Secret entrance</text:p>
                </table:table-cell>
              </table:table-row>
              <table:table-row>
                <table:table-cell table:style-name="Table49.A3" office:value-type="string">
                  <text:p text:style-name="P3">2</text:p>
                </table:table-cell>
                <table:table-cell table:style-name="Table49.B3" office:value-type="string">
                  <text:p text:style-name="P3">Tavern</text:p>
                </table:table-cell>
              </table:table-row>
              <table:table-row>
                <table:table-cell table:style-name="Table49.A2" office:value-type="string">
                  <text:p text:style-name="P3">3</text:p>
                </table:table-cell>
                <table:table-cell table:style-name="Table49.B2" office:value-type="string">
                  <text:p text:style-name="P3">Resistance base</text:p>
                </table:table-cell>
              </table:table-row>
              <table:table-row>
                <table:table-cell table:style-name="Table49.A3" office:value-type="string">
                  <text:p text:style-name="P3">4</text:p>
                </table:table-cell>
                <table:table-cell table:style-name="Table49.B3" office:value-type="string">
                  <text:p text:style-name="P3">Guild of alchemists</text:p>
                </table:table-cell>
              </table:table-row>
              <table:table-row>
                <table:table-cell table:style-name="Table49.A2" office:value-type="string">
                  <text:p text:style-name="P3">5</text:p>
                </table:table-cell>
                <table:table-cell table:style-name="Table49.B2" office:value-type="string">
                  <text:p text:style-name="P3">Secret entrance</text:p>
                </table:table-cell>
              </table:table-row>
              <table:table-row>
                <table:table-cell table:style-name="Table49.A3" office:value-type="string">
                  <text:p text:style-name="P3">6</text:p>
                </table:table-cell>
                <table:table-cell table:style-name="Table49.B3" office:value-type="string">
                  <text:p text:style-name="P3">Barracks</text:p>
                </table:table-cell>
              </table:table-row>
              <table:table-row>
                <table:table-cell table:style-name="Table49.A2" office:value-type="string">
                  <text:p text:style-name="P3">7</text:p>
                </table:table-cell>
                <table:table-cell table:style-name="Table49.B2" office:value-type="string">
                  <text:p text:style-name="P3">Port</text:p>
                </table:table-cell>
              </table:table-row>
              <table:table-row>
                <table:table-cell table:style-name="Table49.A3" office:value-type="string">
                  <text:p text:style-name="P3">8</text:p>
                </table:table-cell>
                <table:table-cell table:style-name="Table49.B3" office:value-type="string">
                  <text:p text:style-name="P3">Market</text:p>
                </table:table-cell>
              </table:table-row>
              <table:table-row>
                <table:table-cell table:style-name="Table49.A2" office:value-type="string">
                  <text:p text:style-name="P3">9</text:p>
                </table:table-cell>
                <table:table-cell table:style-name="Table49.B2" office:value-type="string">
                  <text:p text:style-name="P3">Sewers entrance</text:p>
                </table:table-cell>
              </table:table-row>
              <table:table-row>
                <table:table-cell table:style-name="Table49.A3" office:value-type="string">
                  <text:p text:style-name="P3">10</text:p>
                </table:table-cell>
                <table:table-cell table:style-name="Table49.B3" office:value-type="string">
                  <text:p text:style-name="P3">Castle</text:p>
                </table:table-cell>
              </table:table-row>
              <table:table-row table:style-name="Table49.12">
                <table:table-cell table:style-name="Table49.A2" office:value-type="string">
                  <text:p text:style-name="P19">■</text:p>
                </table:table-cell>
                <table:table-cell table:style-name="Table49.B2" office:value-type="string">
                  <text:p text:style-name="P3">Market</text:p>
                </table:table-cell>
              </table:table-row>
              <table:table-row>
                <table:table-cell table:style-name="Table49.A3" office:value-type="string">
                  <text:p text:style-name="P18">■</text:p>
                </table:table-cell>
                <table:table-cell table:style-name="Table49.B3" office:value-type="string">
                  <text:p text:style-name="P3">Quest</text:p>
                </table:table-cell>
              </table:table-row>
              <table:table-row>
                <table:table-cell table:style-name="Table49.A2" office:value-type="string">
                  <text:p text:style-name="P17">■</text:p>
                </table:table-cell>
                <table:table-cell table:style-name="Table49.B2" office:value-type="string">
                  <text:p text:style-name="P3">Pavement</text:p>
                </table:table-cell>
              </table:table-row>
              <table:table-row>
                <table:table-cell table:style-name="Table49.A3" office:value-type="string">
                  <text:p text:style-name="P16">■</text:p>
                </table:table-cell>
                <table:table-cell table:style-name="Table49.B3" office:value-type="string">
                  <text:p text:style-name="P3">Building</text:p>
                </table:table-cell>
              </table:table-row>
              <table:table-row>
                <table:table-cell table:style-name="Table49.A2" office:value-type="string">
                  <text:p text:style-name="P15">■</text:p>
                </table:table-cell>
                <table:table-cell table:style-name="Table49.B2" office:value-type="string">
                  <text:p text:style-name="P3">Street</text:p>
                </table:table-cell>
              </table:table-row>
              <table:table-row>
                <table:table-cell table:style-name="Table49.A3" office:value-type="string">
                  <text:p text:style-name="P14">■</text:p>
                </table:table-cell>
                <table:table-cell table:style-name="Table49.B3" office:value-type="string">
                  <text:p text:style-name="P3">Wall</text:p>
                </table:table-cell>
              </table:table-row>
              <table:table-row>
                <table:table-cell table:style-name="Table49.A2" office:value-type="string">
                  <text:p text:style-name="P13">■</text:p>
                </table:table-cell>
                <table:table-cell table:style-name="Table49.B2" office:value-type="string">
                  <text:p text:style-name="P3">Water</text:p>
                </table:table-cell>
              </table:table-row>
              <table:table-row>
                <table:table-cell table:style-name="Table49.A3" office:value-type="string">
                  <text:p text:style-name="P12">■</text:p>
                </table:table-cell>
                <table:table-cell table:style-name="Table49.B3" office:value-type="string">
                  <text:p text:style-name="P3">Not explorable</text:p>
                </table:table-cell>
              </table:table-row>
              <table:table-row>
                <table:table-cell table:style-name="Table49.A2" office:value-type="string">
                  <text:p text:style-name="P11">■</text:p>
                </table:table-cell>
                <table:table-cell table:style-name="Table49.B2" office:value-type="string">
                  <text:p text:style-name="P3">Green</text:p>
                </table:table-cell>
              </table:table-row>
            </table:table>
            <text:p text:style-name="Table_20_Contents"/>
          </table:table-cell>
        </table:table-row>
      </table:table>
      <text:h text:style-name="Heading_20_4" text:outline-level="4">Lights</text:h>
      <text:p text:style-name="P20">The city is lit by various torches placed along the streets spreading radial light that excludes the possibility of having dark corners.</text:p>
      <text:p text:style-name="P20">The light used in the torches is RGBA(255, 238, 153, 0.6) <text:span text:style-name="T6">⬛</text:span>.</text:p>
      <text:p text:style-name="P20">While the places of the missions have different colors to focus the player’s attention:</text:p>
      <text:list xml:id="list106912114" text:style-name="L1">
        <text:list-item>
          <text:p text:style-name="P29">Guild: RGBA(100, 140, 255, 0.6) <text:span text:style-name="T2">⬛</text:span></text:p>
        </text:list-item>
        <text:list-item>
          <text:p text:style-name="P29">Barrack RGBA(255, 215, 150, 0.6) <text:span text:style-name="T3">⬛</text:span></text:p>
        </text:list-item>
        <text:list-item>
          <text:p text:style-name="P29">Port RGBA(255, 180, 150, 0.6) <text:span text:style-name="T4">⬛</text:span></text:p>
        </text:list-item>
        <text:list-item>
          <text:p text:style-name="P29">Fountain RGBA(200, 255, 150, 0.6) <text:span text:style-name="T5">⬛</text:span></text:p>
        </text:list-item>
      </text:list>
      <text:h text:style-name="P47" text:outline-level="2">Event diagram</text:h>
      <text:p text:style-name="P24">The event diagram is relative to the contents of the level, divided per area, it represents the emotional impact of the different phases of the game in relation to the duration.</text:p>
      <text:p text:style-name="P22"><draw:frame draw:style-name="fr1" draw:name="Frame21" text:anchor-type="as-char" svg:width="19.001cm" draw:z-index="35"><draw:text-box fo:min-height="10.054cm"><text:p text:style-name="Picture"><draw:frame draw:style-name="fr11" draw:name="Image45" text:anchor-type="as-char" svg:width="19.001cm" style:rel-width="100%" svg:height="10.054cm" style:rel-height="scale" draw:z-index="37"><draw:image xlink:href="../Event%20Diagram.png" xlink:type="simple" xlink:show="embed" xlink:actuate="onLoad" draw:filter-name="&lt;All formats&gt;" loext:mime-type="image/png"/></draw:frame><text:span text:style-name="T1"><text:line-break/></text:span>Picture <text:sequence text:ref-name="refPicture1" text:name="Picture" text:formula="ooow:Picture+1" style:num-format="1">2</text:sequence>: Event diagram</text:p></draw:text-box></draw:frame></text:p>
      <text:h text:style-name="P46" text:outline-level="2">Explorable shops with findable objects</text:h>
      <text:p text:style-name="P23">Some buildings in the city have explorable areas to which the team can access from the road. These are shops abandoned since th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4011748840" text:style-name="L2">
        <text:list-item>
          <text:p text:style-name="P31">1 of exotic and special clothes:</text:p>
          <text:list>
            <text:list-item>
              <text:p text:style-name="P31">Drop MC (Markl) in the NO sector.</text:p>
            </text:list-item>
          </text:list>
        </text:list-item>
        <text:list-item>
          <text:p text:style-name="P31">3 are small bookshops:</text:p>
          <text:list>
            <text:list-item>
              <text:p text:style-name="P31">Books on ancient civilization (one shop per sector).</text:p>
            </text:list-item>
          </text:list>
        </text:list-item>
        <text:list-item>
          <text:p text:style-name="P31">2 are tool shops:</text:p>
          <text:list>
            <text:list-item>
              <text:p text:style-name="P31">Ancient civilization tools (in SO and SE).</text:p>
            </text:list-item>
          </text:list>
        </text:list-item>
        <text:list-item>
          <text:p text:style-name="P31">3 are pottery shops:</text:p>
          <text:list>
            <text:list-item>
              <text:p text:style-name="P31">Pot, vase and ancient civilization bowl (one shop per sector).</text:p>
            </text:list-item>
          </text:list>
        </text:list-item>
        <text:list-item>
          <text:p text:style-name="P31">1 is an arms shop:</text:p>
          <text:list>
            <text:list-item>
              <text:p text:style-name="P31">Old ancient civilization weapon (sector NO).</text:p>
            </text:list-item>
          </text:list>
        </text:list-item>
        <text:list-item>
          <text:p text:style-name="P31">2 are collectibles shops:</text:p>
          <text:list>
            <text:list-item>
              <text:p text:style-name="P31">Ancient currency (SE sector).</text:p>
            </text:list-item>
            <text:list-item>
              <text:p text:style-name="P31">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2" draw:name="Image34" text:anchor-type="as-char" svg:width="9.102cm" style:rel-width="100%" svg:height="5.129cm" style:rel-height="scale" draw:z-index="38"><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2" draw:name="Image35" text:anchor-type="as-char" svg:width="9.102cm" style:rel-width="100%" svg:height="5.061cm" style:rel-height="scale" draw:z-index="39"><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2" draw:name="Image36" text:anchor-type="as-char" svg:width="9.102cm" style:rel-width="100%" svg:height="5.42cm" style:rel-height="scale" draw:z-index="40"><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2" draw:name="Image37" text:anchor-type="as-char" svg:width="9.102cm" style:rel-width="100%" svg:height="5.59cm" style:rel-height="scale" draw:z-index="42"><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47" text:outline-level="2">Outside the walls</text:h>
      <text:p text:style-name="P24">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able:table table:name="Table50" table:style-name="Table50">
        <table:table-column table:style-name="Table50.A"/>
        <table:table-column table:style-name="Table50.B"/>
        <table:table-row>
          <table:table-cell table:style-name="Table50.A1" office:value-type="string">
            <text:p text:style-name="Table_20_Contents"><draw:frame draw:style-name="fr1" draw:name="Frame35" text:anchor-type="as-char" svg:width="13.391cm" draw:z-index="46"><draw:text-box fo:min-height="13.162cm"><text:p text:style-name="Picture"><draw:frame draw:style-name="fr11" draw:name="Image18" text:anchor-type="as-char" svg:width="13.391cm" style:rel-width="100%" svg:height="13.162cm" style:rel-height="scale" draw:z-index="47"><draw:image xlink:href="../../Resources/Levels/Radme/Cal/Blueprints/Outside%20the%20walls/citadel.png" xlink:type="simple" xlink:show="embed" xlink:actuate="onLoad" loext:mime-type="image/png"/></draw:frame><text:span text:style-name="T1"><text:line-break/></text:span>Picture <text:sequence text:ref-name="refPicture2" text:name="Picture" text:formula="ooow:Picture+1" style:num-format="1">3</text:sequence>: Citadel</text:p></draw:text-box></draw:frame></text:p>
          </table:table-cell>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28">ID</text:p>
                </table:table-cell>
                <table:table-cell table:style-name="Table51.B1" office:value-type="string">
                  <text:p text:style-name="P28">Description</text:p>
                </table:table-cell>
              </table:table-row>
              <table:table-row>
                <table:table-cell table:style-name="Table51.A2" office:value-type="string">
                  <text:p text:style-name="P3"><draw:frame draw:style-name="fr13" draw:name="Image21" text:anchor-type="as-char" svg:width="0.499cm" svg:height="0.499cm" draw:z-index="48"><draw:image xlink:href="../../Resources/Levels/Radme/Cal/Blueprints/icone%20mappa/fenice.png" xlink:type="simple" xlink:show="embed" xlink:actuate="onLoad" loext:mime-type="image/png"/></draw:frame></text:p>
                </table:table-cell>
                <table:table-cell table:style-name="Table51.B2" office:value-type="string">
                  <text:p text:style-name="P3">Phoenix tail</text:p>
                </table:table-cell>
              </table:table-row>
              <table:table-row table:style-name="Table51.3">
                <table:table-cell table:style-name="Table51.A3" office:value-type="string">
                  <text:p text:style-name="P3">♫1</text:p>
                </table:table-cell>
                <table:table-cell table:style-name="Table51.B3" office:value-type="string">
                  <text:p text:style-name="P3">Score: Persian theme [Larghetto].</text:p>
                  <text:p text:style-name="P3">Ambient sounds: wind, rustling of grass, a few crickets.</text:p>
                </table:table-cell>
              </table:table-row>
              <table:table-row table:style-name="Table51.3">
                <table:table-cell table:style-name="Table51.A2" office:value-type="string">
                  <text:p text:style-name="P3">♫2</text:p>
                </table:table-cell>
                <table:table-cell table:style-name="Table51.B2" office:value-type="string">
                  <text:p text:style-name="P3">Boots on pavement</text:p>
                </table:table-cell>
              </table:table-row>
              <table:table-row table:style-name="Table51.3">
                <table:table-cell table:style-name="Table51.A3" office:value-type="string">
                  <text:p text:style-name="P3">♫3</text:p>
                </table:table-cell>
                <table:table-cell table:style-name="Table51.B3" office:value-type="string">
                  <text:p text:style-name="P3">Boots on wood</text:p>
                </table:table-cell>
              </table:table-row>
              <table:table-row table:style-name="Table51.3">
                <table:table-cell table:style-name="Table51.A2" office:value-type="string">
                  <text:p text:style-name="P3">♫4</text:p>
                </table:table-cell>
                <table:table-cell table:style-name="Table51.B2" office:value-type="string">
                  <text:p text:style-name="P3">Door open/close</text:p>
                </table:table-cell>
              </table:table-row>
            </table:table>
            <text:p text:style-name="Table_20_Contents"/>
          </table:table-cell>
        </table:table-row>
      </table:table>
      <text:p text:style-name="Standard"/>
      <text:h text:style-name="P38" text:outline-level="3">The secret entrance 1</text:h>
      <text:p text:style-name="P23"><draw:frame draw:style-name="fr2" draw:name="Frame26" text:anchor-type="paragraph" svg:y="0cm" svg:width="8.999cm" draw:z-index="4"><draw:text-box fo:min-height="7.241cm"><text:p text:style-name="Picture"><draw:frame draw:style-name="fr11" draw:name="Image2" text:anchor-type="as-char" svg:width="8.999cm" style:rel-width="100%" svg:height="7.241cm" style:rel-height="scale" draw:z-index="49"><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P8"><draw:frame draw:style-name="fr1" draw:name="Frame2" text:anchor-type="as-char" svg:width="10.62cm" draw:z-index="55"><draw:text-box fo:min-height="15.45cm"><text:p text:style-name="Picture"><draw:frame draw:style-name="fr11" draw:name="Image13" text:anchor-type="as-char" svg:width="10.62cm" style:rel-width="100%" svg:height="15.45cm" style:rel-height="scale" draw:z-index="56"><draw:image xlink:href="../../Resources/Levels/Radme/Cal/Blueprints/Outside%20the%20walls/tower.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cell table:style-name="Table25.A1" office:value-type="string">
                  <table:table table:name="Table52" table:style-name="Table52">
                    <table:table-column table:style-name="Table52.A"/>
                    <table:table-column table:style-name="Table52.B"/>
                    <table:table-row>
                      <table:table-cell table:style-name="Table52.A1" office:value-type="string">
                        <text:p text:style-name="P28">ID</text:p>
                      </table:table-cell>
                      <table:table-cell table:style-name="Table52.B1" office:value-type="string">
                        <text:p text:style-name="P28">Description</text:p>
                      </table:table-cell>
                    </table:table-row>
                    <table:table-row table:style-name="Table52.2">
                      <table:table-cell table:style-name="Table52.A2" office:value-type="string">
                        <text:p text:style-name="P3">1</text:p>
                      </table:table-cell>
                      <table:table-cell table:style-name="Table52.B2" office:value-type="string">
                        <text:p text:style-name="P3">Outside walls (0F)</text:p>
                      </table:table-cell>
                    </table:table-row>
                    <table:table-row table:style-name="Table52.2">
                      <table:table-cell table:style-name="Table52.A3" office:value-type="string">
                        <text:p text:style-name="P3">2</text:p>
                      </table:table-cell>
                      <table:table-cell table:style-name="Table52.B3" office:value-type="string">
                        <text:p text:style-name="P3">Entrance of the abandoned tower (0F)</text:p>
                      </table:table-cell>
                    </table:table-row>
                    <table:table-row table:style-name="Table52.2">
                      <table:table-cell table:style-name="Table52.A2" office:value-type="string">
                        <text:p text:style-name="P3">3</text:p>
                      </table:table-cell>
                      <table:table-cell table:style-name="Table52.B2" office:value-type="string">
                        <text:p text:style-name="P3">Bricked up room (0F)</text:p>
                      </table:table-cell>
                    </table:table-row>
                    <table:table-row table:style-name="Table52.2">
                      <table:table-cell table:style-name="Table52.A3" office:value-type="string">
                        <text:p text:style-name="P3">4</text:p>
                      </table:table-cell>
                      <table:table-cell table:style-name="Table52.B3" office:value-type="string">
                        <text:p text:style-name="P3">Shelter (1F)</text:p>
                      </table:table-cell>
                    </table:table-row>
                    <table:table-row table:style-name="Table52.2">
                      <table:table-cell table:style-name="Table52.A2" office:value-type="string">
                        <text:p text:style-name="P3">5</text:p>
                      </table:table-cell>
                      <table:table-cell table:style-name="Table52.B2" office:value-type="string">
                        <text:p text:style-name="P3">Tower roof (2F)</text:p>
                      </table:table-cell>
                    </table:table-row>
                    <table:table-row table:style-name="Table52.2">
                      <table:table-cell table:style-name="Table52.A3" office:value-type="string">
                        <text:p text:style-name="P3">6</text:p>
                      </table:table-cell>
                      <table:table-cell table:style-name="Table52.B3" office:value-type="string">
                        <text:p text:style-name="P3">Road of the walls (0F)</text:p>
                      </table:table-cell>
                    </table:table-row>
                    <table:table-row table:style-name="Table52.2">
                      <table:table-cell table:style-name="Table52.A2" office:value-type="string">
                        <text:p text:style-name="P3">7</text:p>
                      </table:table-cell>
                      <table:table-cell table:style-name="Table52.B2" office:value-type="string">
                        <text:p text:style-name="P3">Void under the walls (-1F)</text:p>
                      </table:table-cell>
                    </table:table-row>
                    <table:table-row table:style-name="Table52.2">
                      <table:table-cell table:style-name="Table52.A3" office:value-type="string">
                        <text:p text:style-name="P3">8</text:p>
                      </table:table-cell>
                      <table:table-cell table:style-name="Table52.B3" office:value-type="string">
                        <text:p text:style-name="P3">Entrance (0F)</text:p>
                      </table:table-cell>
                    </table:table-row>
                    <table:table-row table:style-name="Table52.2">
                      <table:table-cell table:style-name="Table52.A2" office:value-type="string">
                        <text:p text:style-name="P3">9</text:p>
                      </table:table-cell>
                      <table:table-cell table:style-name="Table52.B2" office:value-type="string">
                        <text:p text:style-name="P3">First floor (1F)</text:p>
                      </table:table-cell>
                    </table:table-row>
                    <table:table-row table:style-name="Table52.2">
                      <table:table-cell table:style-name="Table52.A3" office:value-type="string">
                        <text:p text:style-name="P3">10</text:p>
                      </table:table-cell>
                      <table:table-cell table:style-name="Table52.B3" office:value-type="string">
                        <text:p text:style-name="P3">Second floor (2F)</text:p>
                      </table:table-cell>
                    </table:table-row>
                    <table:table-row table:style-name="Table52.2">
                      <table:table-cell table:style-name="Table52.A2" office:value-type="string">
                        <text:p text:style-name="P3">11</text:p>
                      </table:table-cell>
                      <table:table-cell table:style-name="Table52.B2" office:value-type="string">
                        <text:p text:style-name="P3">Tree path (2F)</text:p>
                      </table:table-cell>
                    </table:table-row>
                    <table:table-row table:style-name="Table52.2">
                      <table:table-cell table:style-name="Table52.A3" office:value-type="string">
                        <text:p text:style-name="P3">12</text:p>
                      </table:table-cell>
                      <table:table-cell table:style-name="Table52.B3" office:value-type="string">
                        <text:p text:style-name="P3">External tower roof (3F)</text:p>
                      </table:table-cell>
                    </table:table-row>
                    <table:table-row table:style-name="Table52.2">
                      <table:table-cell table:style-name="Table52.A2" office:value-type="string">
                        <text:p text:style-name="P3"><draw:frame draw:style-name="fr13" draw:name="Image22" text:anchor-type="as-char" svg:width="0.499cm" svg:height="0.499cm" draw:z-index="57"><draw:image xlink:href="../../Resources/Levels/Radme/Cal/Blueprints/icone%20mappa/reward.png" xlink:type="simple" xlink:show="embed" xlink:actuate="onLoad" loext:mime-type="image/png"/></draw:frame></text:p>
                      </table:table-cell>
                      <table:table-cell table:style-name="Table52.B2" office:value-type="string">
                        <text:p text:style-name="P3">Reward</text:p>
                      </table:table-cell>
                    </table:table-row>
                    <table:table-row table:style-name="Table52.2">
                      <table:table-cell table:style-name="Table52.A3" office:value-type="string">
                        <text:p text:style-name="P3">♫1</text:p>
                      </table:table-cell>
                      <table:table-cell table:style-name="Table52.B3" office:value-type="string">
                        <text:p text:style-name="P3">Score: Persian theme [Larghetto].</text:p>
                        <text:p text:style-name="P3">Ambient sounds: wind, rustling of grass, a few crickets.</text:p>
                      </table:table-cell>
                    </table:table-row>
                    <table:table-row table:style-name="Table52.2">
                      <table:table-cell table:style-name="Table52.A2" office:value-type="string">
                        <text:p text:style-name="P3">♫2</text:p>
                      </table:table-cell>
                      <table:table-cell table:style-name="Table52.B2" office:value-type="string">
                        <text:p text:style-name="P3">Ambient sounds: very light wind.</text:p>
                      </table:table-cell>
                    </table:table-row>
                  </table:table>
                  <text:p text:style-name="Table_20_Contents"/>
                </table:table-cell>
              </table:table-row>
            </table:table>
            <text:p text:style-name="P8"/>
          </table:table-cell>
        </table:table-row>
      </table:table>
      <text:h text:style-name="Heading_20_4" text:outline-level="4"><text:soft-page-break/>Ancient puzzle</text:h>
      <text:p text:style-name="Text_20_body">To cross the secret entrance, and access position 2 from 1, 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14cm" draw:z-index="58"><draw:text-box fo:min-height="17.805cm"><text:p text:style-name="Picture"><draw:frame draw:style-name="fr11" draw:name="Image48" text:anchor-type="as-char" svg:width="14cm" style:rel-width="100%" svg:height="17.805cm" style:rel-height="scale" draw:z-index="59"><draw:image xlink:href="../../Resources/Puzzles/puzzles-A.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28">Puzzle prop.</text:p>
                  </table:table-cell>
                  <table:table-cell table:style-name="Table36.B1" office:value-type="string">
                    <text:p text:style-name="P28">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
          </table:table-cell>
        </table:table-row>
      </table:table>
      <text:p text:style-name="Standard">There are 4 concentric circumferences that can be rotated, and 4 quadrants. The goal for the player is to rotate the circumferences and obtain quadrants with all different symbols inside them. In the pictures we used number to simplify the explanation.</text:p>
      <text:h text:style-name="P46" text:outline-level="2">Boroughs area</text:h>
      <table:table table:name="Table53" table:style-name="Table53">
        <table:table-column table:style-name="Table53.A"/>
        <table:table-column table:style-name="Table53.B"/>
        <table:table-row>
          <table:table-cell table:style-name="Table53.A1" office:value-type="string">
            <text:p text:style-name="Table_20_Contents"><draw:frame draw:style-name="fr1" draw:name="Frame41" text:anchor-type="as-char" svg:width="13.391cm" draw:z-index="60"><draw:text-box fo:min-height="13.16cm"><text:p text:style-name="Picture"><draw:frame draw:style-name="fr11" draw:name="Image19" text:anchor-type="as-char" svg:width="13.391cm" style:rel-width="100%" svg:height="13.16cm" style:rel-height="scale" draw:z-index="61"><draw:image xlink:href="../../Resources/Levels/Radme/Cal/Blueprints/Boroughs/Boroughs/Boroughs.png" xlink:type="simple" xlink:show="embed" xlink:actuate="onLoad" loext:mime-type="image/png"/></draw:frame><text:span text:style-name="T1"><text:line-break/></text:span>Picture <text:sequence text:ref-name="refPicture6" text:name="Picture" text:formula="ooow:Picture+1" style:num-format="1">7</text:sequence>: Map of the boroughs</text:p></draw:text-box></draw:frame></text:p>
          </table:table-cell>
          <table:table-cell table:style-name="Table53.A1" office:value-type="string">
            <table:table table:name="Table54" table:style-name="Table54">
              <table:table-column table:style-name="Table54.A"/>
              <table:table-column table:style-name="Table54.B"/>
              <table:table-row>
                <table:table-cell table:style-name="Table54.A1" office:value-type="string">
                  <text:p text:style-name="P28">ID</text:p>
                </table:table-cell>
                <table:table-cell table:style-name="Table54.B1" office:value-type="string">
                  <text:p text:style-name="P28">Description</text:p>
                </table:table-cell>
              </table:table-row>
              <table:table-row>
                <table:table-cell table:style-name="Table54.A2" office:value-type="string">
                  <text:p text:style-name="P3">1</text:p>
                </table:table-cell>
                <table:table-cell table:style-name="Table54.B2" office:value-type="string">
                  <text:p text:style-name="P3">Secret entrance</text:p>
                </table:table-cell>
              </table:table-row>
              <table:table-row>
                <table:table-cell table:style-name="Table54.A3" office:value-type="string">
                  <text:p text:style-name="P3">2</text:p>
                </table:table-cell>
                <table:table-cell table:style-name="Table54.B3" office:value-type="string">
                  <text:p text:style-name="P3">Tavern</text:p>
                </table:table-cell>
              </table:table-row>
              <table:table-row>
                <table:table-cell table:style-name="Table54.A2" office:value-type="string">
                  <text:p text:style-name="P3">3</text:p>
                </table:table-cell>
                <table:table-cell table:style-name="Table54.B2" office:value-type="string">
                  <text:p text:style-name="P3">Resistance base</text:p>
                </table:table-cell>
              </table:table-row>
              <table:table-row>
                <table:table-cell table:style-name="Table54.A3" office:value-type="string">
                  <text:p text:style-name="P3">5</text:p>
                </table:table-cell>
                <table:table-cell table:style-name="Table54.B3" office:value-type="string">
                  <text:p text:style-name="P3">Secret entrance</text:p>
                </table:table-cell>
              </table:table-row>
              <table:table-row table:style-name="Table54.6">
                <table:table-cell table:style-name="Table54.A2" office:value-type="string">
                  <text:p text:style-name="P10">■</text:p>
                </table:table-cell>
                <table:table-cell table:style-name="Table54.B2" office:value-type="string">
                  <text:p text:style-name="P3">Main path for mission</text:p>
                </table:table-cell>
              </table:table-row>
              <table:table-row>
                <table:table-cell table:style-name="Table54.A3" office:value-type="string">
                  <text:p text:style-name="P9">■</text:p>
                </table:table-cell>
                <table:table-cell table:style-name="Table54.B3" office:value-type="string">
                  <text:p text:style-name="P3">Path for exploration’s rewards</text:p>
                </table:table-cell>
              </table:table-row>
              <table:table-row>
                <table:table-cell table:style-name="Table54.A2" office:value-type="string">
                  <text:p text:style-name="P3">♫1</text:p>
                </table:table-cell>
                <table:table-cell table:style-name="Table54.B2" office:value-type="string">
                  <text:p text:style-name="P3">Score: Persian theme [Larghetto].</text:p>
                  <text:p text:style-name="P3">Ambient sounds: wind, rustling of grass, a few crickets.</text:p>
                </table:table-cell>
              </table:table-row>
              <table:table-row>
                <table:table-cell table:style-name="Table54.A3" office:value-type="string">
                  <text:p text:style-name="P3">♫2</text:p>
                </table:table-cell>
                <table:table-cell table:style-name="Table54.B3" office:value-type="string">
                  <text:p text:style-name="P3">Sound clues: Egyptian trumpet.</text:p>
                </table:table-cell>
              </table:table-row>
              <table:table-row>
                <table:table-cell table:style-name="Table54.A2" office:value-type="string">
                  <text:p text:style-name="P3">♫3</text:p>
                </table:table-cell>
                <table:table-cell table:style-name="Table54.B2" office:value-type="string">
                  <text:p text:style-name="P3">Ambient sounds: voices of people, noise of wheels of wooden wagons, some clashing of copper objects.</text:p>
                </table:table-cell>
              </table:table-row>
              <table:table-row>
                <table:table-cell table:style-name="Table54.A11" office:value-type="string">
                  <text:p text:style-name="P3">♫4</text:p>
                </table:table-cell>
                <table:table-cell table:style-name="Table54.B11"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Standard"/>
      <table:table table:name="Table28" table:style-name="Table28">
        <table:table-column table:style-name="Table28.A"/>
        <table:table-row>
          <table:table-cell table:style-name="Table28.A1" office:value-type="string">
            <table:table table:name="Table60" table:style-name="Table60">
              <table:table-column table:style-name="Table60.A"/>
              <table:table-column table:style-name="Table60.B"/>
              <table:table-row>
                <table:table-cell table:style-name="Table60.A1" table:number-columns-spanned="2" office:value-type="string">
                  <text:h text:style-name="P39" text:outline-level="3">The tavern</text:h>
                  <text:p text:style-name="P44">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P41" text:outline-level="4">Lights</text:h>
                  <text:p text:style-name="P45">When the player arrives at the tavern it’<text:span text:style-name="T10">s </text:span>night. The tavern is dark and is lit only by the rays of the moon that pass through the windows. The light serves to give the player the idea of the space that surrounds him but the figures of furniture and enemies are mixed in the darkness. To clarify the player must use the spell of light. When he uses the enemies near the tables, screaming, they attack him. 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cell>
                <table:covered-table-cell/>
              </table:table-row>
              <table:table-row>
                <table:table-cell table:style-name="Table60.A1" office:value-type="string">
                  <text:p text:style-name="Table_20_Contents"><draw:frame draw:style-name="fr16" draw:name="Image8" text:anchor-type="as-char" svg:width="13.391cm" svg:height="6.502cm" draw:z-index="114"><draw:image xlink:href="../../Resources/Levels/Radme/Cal/Blueprints/Boroughs/Tavern/Tavern.png" xlink:type="simple" xlink:show="embed" xlink:actuate="onLoad" draw:filter-name="&lt;All formats&gt;" loext:mime-type="image/png"/></draw:frame></text:p>
                </table:table-cell>
                <table:table-cell table:style-name="Table60.A1" office:value-type="string">
                  <table:table table:name="Table61" table:style-name="Table61" table:template-name="Team7GrayTable">
                    <table:table-column table:style-name="Table61.A"/>
                    <table:table-column table:style-name="Table61.B"/>
                    <table:table-row>
                      <table:table-cell table:style-name="Table61.A1" office:value-type="string">
                        <text:p text:style-name="P28">ID</text:p>
                      </table:table-cell>
                      <table:table-cell table:style-name="Table61.B1" office:value-type="string">
                        <text:p text:style-name="P28">Description</text:p>
                      </table:table-cell>
                    </table:table-row>
                    <table:table-row table:style-name="Table61.2">
                      <table:table-cell table:style-name="Table61.A2" office:value-type="string">
                        <text:p text:style-name="P3">♫1</text:p>
                      </table:table-cell>
                      <table:table-cell table:style-name="Table61.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61.A3" office:value-type="string">
                        <text:p text:style-name="P3">♫2</text:p>
                      </table:table-cell>
                      <table:table-cell table:style-name="Table61.B3" office:value-type="string">
                        <text:p text:style-name="P3">Sound effects: boots on wood (x3).</text:p>
                      </table:table-cell>
                    </table:table-row>
                  </table:table>
                  <text:p text:style-name="Table_20_Contents"/>
                </table:table-cell>
              </table:table-row>
            </table:table>
            <text:p text:style-name="Table_20_Contents"/>
          </table:table-cell>
        </table:table-row>
        <table:table-row>
          <table:table-cell table:style-name="Table28.A1" office:value-type="string">
            <text:h text:style-name="Heading_20_4" text:outline-level="4">Fights</text:h>
          </table:table-cell>
        </table:table-row>
        <table:table-row>
          <table:table-cell table:style-name="Table28.A1" office:value-type="string">
            <table:table table:name="Table55" table:style-name="Table55">
              <table:table-column table:style-name="Table55.A"/>
              <table:table-column table:style-name="Table55.B"/>
              <table:table-column table:style-name="Table55.C" table:number-columns-repeated="5"/>
              <table:table-column table:style-name="Table55.H"/>
              <table:table-row table:style-name="Table55.1">
                <table:table-cell table:style-name="Table55.A1" office:value-type="string">
                  <text:p text:style-name="P28">Room</text:p>
                </table:table-cell>
                <table:table-cell table:style-name="Table55.A1" office:value-type="string">
                  <text:p text:style-name="P28">Enemies</text:p>
                </table:table-cell>
                <table:table-cell table:style-name="Table55.C1" office:value-type="string">
                  <text:p text:style-name="P28">Damage to T.</text:p>
                </table:table-cell>
                <table:table-cell table:style-name="Table55.A1" office:value-type="string">
                  <text:p text:style-name="P28">Damage of T.</text:p>
                </table:table-cell>
                <table:table-cell table:style-name="Table55.C1" office:value-type="string">
                  <text:p text:style-name="P28">DPT (T., E.) / HP E.</text:p>
                </table:table-cell>
                <table:table-cell table:style-name="Table55.A1" office:value-type="string">
                  <text:p text:style-name="P28">DPT (E., T.) / HP T.</text:p>
                </table:table-cell>
                <table:table-cell table:style-name="Table55.C1" office:value-type="string">
                  <text:p text:style-name="P28">Difficulty</text:p>
                </table:table-cell>
                <table:table-cell table:style-name="Table55.C1" office:value-type="string">
                  <text:p text:style-name="P6">HP loss</text:p>
                </table:table-cell>
              </table:table-row>
              <table:table-row>
                <table:table-cell table:style-name="Table55.A2" office:value-type="string">
                  <text:p text:style-name="P3">Main Room</text:p>
                </table:table-cell>
                <table:table-cell table:style-name="Table55.A2" office:value-type="string">
                  <text:p text:style-name="P3">15 civil</text:p>
                </table:table-cell>
                <table:table-cell table:style-name="Table55.C2" office:value-type="string">
                  <text:p text:style-name="P3">19.5</text:p>
                </table:table-cell>
                <table:table-cell table:style-name="Table55.A2" office:value-type="string">
                  <text:p text:style-name="P3">25.8</text:p>
                </table:table-cell>
                <table:table-cell table:style-name="Table55.C2" office:value-type="string">
                  <text:p text:style-name="P3">0.172</text:p>
                </table:table-cell>
                <table:table-cell table:style-name="Table55.A2" office:value-type="string">
                  <text:p text:style-name="P3">0.125</text:p>
                </table:table-cell>
                <table:table-cell table:style-name="Table55.C2" office:value-type="string">
                  <text:p text:style-name="P3">0.047</text:p>
                </table:table-cell>
                <table:table-cell table:style-name="Table55.C2" office:value-type="string">
                  <text:p text:style-name="P3">0.726</text:p>
                </table:table-cell>
              </table:table-row>
            </table:table>
            <text:p text:style-name="Table_20_Contents"/>
          </table:table-cell>
        </table:table-row>
      </table:table>
      <text:p text:style-name="P20"/>
      <text:h text:style-name="P37" text:outline-level="3">Escape on the roofs</text:h>
      <text:p text:style-name="P23">After Ben’s arrival, the team has to escape from the tavern and it uses the roofs of the buildings as an escape route to get the new resistance base. The arrows indicate the possible routes along the roofs.</text:p>
      <table:table table:name="Table20" table:style-name="Table20">
        <table:table-column table:style-name="Table20.A"/>
        <table:table-column table:style-name="Table20.B"/>
        <table:table-row>
          <table:table-cell table:style-name="Table20.A1" office:value-type="string">
            <text:p text:style-name="Table_20_Contents"><draw:frame draw:style-name="fr1" draw:name="Frame5" text:anchor-type="as-char" svg:width="13.391cm" draw:z-index="63"><draw:text-box fo:min-height="13.03cm"><text:p text:style-name="Picture"><draw:frame draw:style-name="fr11" draw:name="Image5" text:anchor-type="as-char" svg:width="13.391cm" style:rel-width="100%" svg:height="13.03cm" style:rel-height="scale" draw:z-index="64"><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8</text:sequence>: Possible paths on the roofs of the boroughs</text:p></draw:text-box></draw:frame></text:p>
          </table:table-cell>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P28">ID</text:p>
                </table:table-cell>
                <table:table-cell table:style-name="Table21.B1" office:value-type="string">
                  <text:p text:style-name="P28">Description</text:p>
                </table:table-cell>
              </table:table-row>
              <table:table-row>
                <table:table-cell table:style-name="Table21.A2" office:value-type="string">
                  <text:p text:style-name="P3">1</text:p>
                </table:table-cell>
                <table:table-cell table:style-name="Table21.B2" office:value-type="string">
                  <text:p text:style-name="P3">Starting point (Tavern)</text:p>
                </table:table-cell>
              </table:table-row>
              <table:table-row table:style-name="Table21.3">
                <table:table-cell table:style-name="Table21.A3" office:value-type="string">
                  <text:p text:style-name="P3">2</text:p>
                </table:table-cell>
                <table:table-cell table:style-name="Table21.B3" office:value-type="string">
                  <text:p text:style-name="P3">Arriving point (Resistance’s base)</text:p>
                </table:table-cell>
              </table:table-row>
              <table:table-row table:style-name="Table21.3">
                <table:table-cell table:style-name="Table21.A2" office:value-type="string">
                  <text:p text:style-name="P10">■</text:p>
                </table:table-cell>
                <table:table-cell table:style-name="Table21.B2" office:value-type="string">
                  <text:p text:style-name="P3">Main path for mission</text:p>
                </table:table-cell>
              </table:table-row>
              <table:table-row table:style-name="Table21.3">
                <table:table-cell table:style-name="Table21.A3" office:value-type="string">
                  <text:p text:style-name="P9">■</text:p>
                </table:table-cell>
                <table:table-cell table:style-name="Table21.B3" office:value-type="string">
                  <text:p text:style-name="P3">Path for exploration’s rewards</text:p>
                </table:table-cell>
              </table:table-row>
              <table:table-row>
                <table:table-cell table:style-name="Table21.A2" office:value-type="string">
                  <text:p text:style-name="P3"><draw:frame draw:style-name="fr13" draw:name="Image20" text:anchor-type="as-char" svg:width="0.499cm" svg:height="0.499cm" draw:z-index="65"><draw:image xlink:href="../../Resources/Levels/Radme/Cal/Blueprints/icone%20mappa/fenice.png" xlink:type="simple" xlink:show="embed" xlink:actuate="onLoad" loext:mime-type="image/png"/></draw:frame></text:p>
                </table:table-cell>
                <table:table-cell table:style-name="Table21.B2" office:value-type="string">
                  <text:p text:style-name="P3">Phoenix tail</text:p>
                </table:table-cell>
              </table:table-row>
              <table:table-row table:style-name="Table21.3">
                <table:table-cell table:style-name="Table21.A3" office:value-type="string">
                  <text:p text:style-name="P3">♫1</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row table:style-name="Table21.3">
                <table:table-cell table:style-name="Table21.A2" office:value-type="string">
                  <text:p text:style-name="P3">♫2</text:p>
                </table:table-cell>
                <table:table-cell table:style-name="Table21.B2"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Standard"/>
      <text:h text:style-name="P38"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23">From the precursor fountain there is the entrance of the resistance squar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66"><draw:text-box fo:min-height="18.733cm"><text:p text:style-name="Picture"><draw:frame draw:style-name="fr11" draw:name="Image7" text:anchor-type="as-char" svg:width="13.391cm" style:rel-width="100%" svg:height="18.733cm" style:rel-height="scale" draw:z-index="67"><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9</text:sequence>: Base of the rebels</text:p></draw:text-box></draw:frame></text:p>
          </table:table-cell>
          <table:table-cell table:style-name="Table26.A1" office:value-type="string">
            <table:table table:name="Table27" table:style-name="Table27">
              <table:table-column table:style-name="Table27.A"/>
              <table:table-column table:style-name="Table27.B"/>
              <table:table-row>
                <table:table-cell table:style-name="Table27.A1" office:value-type="string">
                  <text:p text:style-name="P28">ID</text:p>
                </table:table-cell>
                <table:table-cell table:style-name="Table27.B1" office:value-type="string">
                  <text:p text:style-name="P28">Description</text:p>
                </table:table-cell>
              </table:table-row>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draw:frame draw:style-name="fr14" draw:name="Image23" text:anchor-type="as-char" svg:width="0.499cm" svg:height="0.499cm" draw:z-index="68"><draw:image xlink:href="../../Resources/Levels/Radme/Cal/Blueprints/icone%20mappa/reward.png" xlink:type="simple" xlink:show="embed" xlink:actuate="onLoad" loext:mime-type="image/png"/></draw:frame></text:p>
                </table:table-cell>
                <table:table-cell table:style-name="Table27.B2" office:value-type="string">
                  <text:p text:style-name="P3">Reward</text:p>
                </table:table-cell>
              </table:table-row>
              <table:table-row>
                <table:table-cell table:style-name="Table27.A3" office:value-type="string">
                  <text:p text:style-name="P3"><draw:frame draw:style-name="fr13" draw:name="Image24" text:anchor-type="as-char" svg:width="0.499cm" svg:height="0.499cm" draw:z-index="69"><draw:image xlink:href="../../Resources/Levels/Radme/Cal/Blueprints/icone%20mappa/fenice.png" xlink:type="simple" xlink:show="embed" xlink:actuate="onLoad" loext:mime-type="image/png"/></draw:frame></text:p>
                </table:table-cell>
                <table:table-cell table:style-name="Table27.B3" office:value-type="string">
                  <text:p text:style-name="P3">Phoenix tail</text:p>
                </table:table-cell>
              </table:table-row>
              <table:table-row table:style-name="Table27.10">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19" office:value-type="string">
                  <text:p text:style-name="P3">♫4</text:p>
                </table:table-cell>
                <table:table-cell table:style-name="Table27.B19" office:value-type="string">
                  <text:p text:style-name="P3">Score: military theme [Adagio].</text:p>
                </table:table-cell>
              </table:table-row>
            </table:table>
            <text:p text:style-name="Table_20_Contents"/>
          </table:table-cell>
        </table:table-row>
      </table:table>
      <text:p text:style-name="P20"><text:soft-page-break/><draw:frame draw:style-name="fr1" draw:name="Frame14" text:anchor-type="as-char" svg:width="19.001cm" draw:z-index="1"><draw:text-box fo:min-height="17.42cm"><text:p text:style-name="Picture"><draw:frame draw:style-name="fr11" draw:name="Image27" text:anchor-type="as-char" svg:width="19.001cm" style:rel-width="100%" svg:height="17.42cm" style:rel-height="scale" draw:z-index="2"><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0</text:sequence>: Base of the rebels with size legend</text:p></draw:text-box></draw:frame></text:p>
      <text:p text:style-name="P20"/>
      <text:p text:style-name="P27"><draw:frame draw:style-name="fr1" draw:name="Frame4" text:anchor-type="as-char" svg:width="19.001cm" draw:z-index="5"><draw:text-box fo:min-height="19.457cm"><text:p text:style-name="P25"><draw:frame draw:style-name="fr11" draw:name="Image3" text:anchor-type="as-char" svg:width="19.001cm" style:rel-width="100%" svg:height="19.457cm" style:rel-height="scale" draw:z-index="70"><draw:image xlink:href="../../Resources/Levels/Radme/Cal/Blueprints/Boroughs/Base/square_of_the_resistance.png" xlink:type="simple" xlink:show="embed" xlink:actuate="onLoad" loext:mime-type="image/png"/></draw:frame><text:span text:style-name="T1"><text:line-break/></text:span>Picture <text:sequence text:ref-name="refPicture11" text:name="Picture" text:formula="ooow:Picture+1" style:num-format="1">11</text:sequence>: Square of the resistance</text:p></draw:text-box></draw:frame></text:p>
      <text:p text:style-name="Text_20_body"/>
      <text:h text:style-name="P42" text:outline-level="4">Ancient Puzzle</text:h>
      <text:p text:style-name="Text_20_body">To access the sewers you need to solve a puzzle.</text:p>
      <table:table table:name="Table37" table:style-name="Table37">
        <table:table-column table:style-name="Table37.A"/>
        <table:table-column table:style-name="Table37.B"/>
        <table:table-row>
          <table:table-cell table:style-name="Table37.A1" office:value-type="string">
            <text:p text:style-name="P8"><draw:frame draw:style-name="fr1" draw:name="Frame37" text:anchor-type="as-char" svg:width="9.52cm" draw:z-index="71"><draw:text-box fo:min-height="20.001cm"><text:p text:style-name="Picture"><draw:frame draw:style-name="fr11" draw:name="Image56" text:anchor-type="as-char" svg:width="9.52cm" style:rel-width="100%" svg:height="20.001cm" style:rel-height="scale" draw:z-index="72"><draw:image xlink:href="../../Resources/Puzzles/puzzles-C.jpg" xlink:type="simple" xlink:show="embed" xlink:actuate="onLoad" loext:mime-type="image/jpeg"/></draw:frame><text:span text:style-name="T1"><text:line-break/></text:span>Picture <text:sequence text:ref-name="refPicture12" text:name="Picture" text:formula="ooow:Picture+1" style:num-format="1">12</text:sequence>: Sewer access puzzle</text:p></draw:text-box></draw:frame></text:p>
          </table:table-cell>
          <table:table-cell table:style-name="Table37.A1" office:value-type="string">
            <table:table table:name="Table38" table:style-name="Table38">
              <table:table-column table:style-name="Table38.A"/>
              <table:table-column table:style-name="Table38.B"/>
              <table:table-header-rows>
                <table:table-row>
                  <table:table-cell table:style-name="Table38.A1" office:value-type="string">
                    <text:p text:style-name="P28">Puzzle prop.</text:p>
                  </table:table-cell>
                  <table:table-cell table:style-name="Table38.B1" office:value-type="string">
                    <text:p text:style-name="P28">Value</text:p>
                  </table:table-cell>
                </table:table-row>
              </table:table-header-rows>
              <table:table-row>
                <table:table-cell table:style-name="Table38.A2" office:value-type="string">
                  <text:p text:style-name="P3">AVG duration</text:p>
                </table:table-cell>
                <table:table-cell table:style-name="Table38.B2" office:value-type="string">
                  <text:p text:style-name="P3">8 min</text:p>
                </table:table-cell>
              </table:table-row>
              <table:table-row table:style-name="Table38.3">
                <table:table-cell table:style-name="Table38.A3" office:value-type="string">
                  <text:p text:style-name="P3">Difficulty</text:p>
                </table:table-cell>
                <table:table-cell table:style-name="Table38.B3" office:value-type="string">
                  <text:p text:style-name="P3">6/10</text:p>
                </table:table-cell>
              </table:table-row>
            </table:table>
            <text:p text:style-name="Table_20_Contents"/>
          </table:table-cell>
        </table:table-row>
      </table:table>
      <text:p text:style-name="Standard">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p>
      <text:h text:style-name="P37"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able:table table:name="Table22" table:style-name="Table22">
        <table:table-column table:style-name="Table22.A"/>
        <table:table-column table:style-name="Table22.B"/>
        <table:table-row>
          <table:table-cell table:style-name="Table22.A1" office:value-type="string">
            <text:p text:style-name="Table_20_Contents"><draw:frame draw:style-name="fr1" draw:name="Frame13" text:anchor-type="as-char" svg:width="13.391cm" draw:z-index="73"><draw:text-box fo:min-height="8.364cm"><text:p text:style-name="Picture"><draw:frame draw:style-name="fr11" draw:name="Image26" text:anchor-type="as-char" svg:width="13.391cm" style:rel-width="100%" svg:height="8.364cm" style:rel-height="scale" draw:z-index="74"><draw:image xlink:href="../../Resources/Levels/Radme/Cal/Blueprints/Outside%20the%20walls/secret%20entrance%202.png" xlink:type="simple" xlink:show="embed" xlink:actuate="onLoad" loext:mime-type="image/png"/></draw:frame><text:span text:style-name="T1"><text:line-break/></text:span>Picture <text:sequence text:ref-name="refPicture13" text:name="Picture" text:formula="ooow:Picture+1" style:num-format="1">13</text:sequence>: The abandoned house that gives access to the secret door 2</text:p></draw:text-box></draw:frame></text:p>
          </table:table-cell>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P28">ID</text:p>
                </table:table-cell>
                <table:table-cell table:style-name="Table23.B1" office:value-type="string">
                  <text:p text:style-name="P28">Description</text:p>
                </table:table-cell>
              </table:table-row>
              <table:table-row>
                <table:table-cell table:style-name="Table23.A2" office:value-type="string">
                  <text:p text:style-name="P3">F0</text:p>
                </table:table-cell>
                <table:table-cell table:style-name="Table23.B2" office:value-type="string">
                  <text:p text:style-name="P3">Floor 0</text:p>
                </table:table-cell>
              </table:table-row>
              <table:table-row>
                <table:table-cell table:style-name="Table23.A3" office:value-type="string">
                  <text:p text:style-name="P3">F1</text:p>
                </table:table-cell>
                <table:table-cell table:style-name="Table23.B3" office:value-type="string">
                  <text:p text:style-name="P3">Floor 1</text:p>
                </table:table-cell>
              </table:table-row>
              <table:table-row>
                <table:table-cell table:style-name="Table23.A2" office:value-type="string">
                  <text:p text:style-name="P3"><draw:frame draw:style-name="fr13" draw:name="Image49" text:anchor-type="as-char" svg:width="0.49cm" svg:height="0.6cm" draw:z-index="76"><draw:image xlink:href="../../Resources/Levels/Radme/Cal/Blueprints/icone%20mappa/Health%20Potion%201.png" xlink:type="simple" xlink:show="embed" xlink:actuate="onLoad" loext:mime-type="image/png"/></draw:frame></text:p>
                </table:table-cell>
                <table:table-cell table:style-name="Table23.B2" office:value-type="string">
                  <text:p text:style-name="P3">Health potion</text:p>
                </table:table-cell>
              </table:table-row>
              <table:table-row>
                <table:table-cell table:style-name="Table23.A3" office:value-type="string">
                  <text:p text:style-name="P3"><draw:frame draw:style-name="fr13" draw:name="Image51" text:anchor-type="as-char" svg:width="0.699cm" svg:height="0.699cm" draw:z-index="77"><draw:image xlink:href="../../Resources/Levels/Radme/Cal/Blueprints/icone%20mappa/ratatta.png" xlink:type="simple" xlink:show="embed" xlink:actuate="onLoad" loext:mime-type="image/png"/></draw:frame></text:p>
                </table:table-cell>
                <table:table-cell table:style-name="Table23.B3" office:value-type="string">
                  <text:p text:style-name="P3">Rat</text:p>
                </table:table-cell>
              </table:table-row>
              <table:table-row table:style-name="Table23.6">
                <table:table-cell table:style-name="Table23.A2" office:value-type="string">
                  <text:p text:style-name="P3"><draw:frame draw:style-name="fr13" draw:name="Image54" text:anchor-type="as-char" svg:width="0.499cm" svg:height="0.589cm" draw:z-index="78"><draw:image xlink:href="../../Resources/Levels/Radme/Cal/Blueprints/icone%20mappa/womanGreen_stand.png" xlink:type="simple" xlink:show="embed" xlink:actuate="onLoad" loext:mime-type="image/png"/></draw:frame></text:p>
                </table:table-cell>
                <table:table-cell table:style-name="Table23.B2" office:value-type="string">
                  <text:p text:style-name="P3">Civilian</text:p>
                </table:table-cell>
              </table:table-row>
            </table:table>
            <text:p text:style-name="Table_20_Contents"/>
          </table:table-cell>
        </table:table-row>
      </table:table>
      <text:p text:style-name="Standard"/>
      <text:h text:style-name="P42" text:outline-level="4">Ancient puzzle</text:h>
      <text:p text:style-name="Text_20_body">To access to from Cal to the east citadel you need to solve the ancient puzzle 2.</text:p>
      <table:table table:name="Table32" table:style-name="Table32">
        <table:table-column table:style-name="Table32.A"/>
        <table:table-column table:style-name="Table32.B"/>
        <table:table-row>
          <table:table-cell table:style-name="Table32.A1" office:value-type="string">
            <text:p text:style-name="Table_20_Contents"><draw:frame draw:style-name="fr1" draw:name="Frame36" text:anchor-type="as-char" svg:width="14cm" draw:z-index="79"><draw:text-box fo:min-height="14.295cm"><text:p text:style-name="Picture"><draw:frame draw:style-name="fr11" draw:name="Image55" text:anchor-type="as-char" svg:width="14cm" style:rel-width="100%" svg:height="14.295cm" style:rel-height="scale" draw:z-index="80"><draw:image xlink:href="../../Resources/Puzzles/puzzles-B.jpg" xlink:type="simple" xlink:show="embed" xlink:actuate="onLoad" loext:mime-type="image/jpeg"/></draw:frame><text:span text:style-name="T1"><text:line-break/></text:span>Picture <text:sequence text:ref-name="refPicture14" text:name="Picture" text:formula="ooow:Picture+1" style:num-format="1">14</text:sequence>: Ancient puzzle 2</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28">Puzzle prop.</text:p>
                  </table:table-cell>
                  <table:table-cell table:style-name="Table35.B1" office:value-type="string">
                    <text:p text:style-name="P28">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
          </table:table-cell>
        </table:table-row>
      </table:table>
      <text:p text:style-name="Standard">There are 5 concentric circumferences that can be rotated, and 5 quadrants. The goal for the player is to rotate the circumferences and obtain quadrants with all different symbols inside them. In the pictures we used number to simplify the explanation.</text:p>
      <text:h text:style-name="P46" text:outline-level="2">Port area</text:h>
      <text:p text:style-name="P23">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1" draw:name="Frame20" text:anchor-type="as-char" svg:width="13.386cm" draw:z-index="81"><draw:text-box fo:min-height="12.779cm"><text:p text:style-name="Picture"><draw:frame draw:style-name="fr11" draw:name="Image33" text:anchor-type="as-char" svg:width="13.386cm" style:rel-width="100%" svg:height="12.779cm" style:rel-height="scale" draw:z-index="82"><draw:image xlink:href="../../Resources/Levels/Radme/Cal/Blueprints/Port/Port.png" xlink:type="simple" xlink:show="embed" xlink:actuate="onLoad" loext:mime-type="image/png"/></draw:frame><text:span text:style-name="T1"><text:line-break/></text:span>Picture <text:sequence text:ref-name="refPicture15" text:name="Picture" text:formula="ooow:Picture+1" style:num-format="1">15</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P28">ID</text:p>
                </table:table-cell>
                <table:table-cell table:style-name="Table12.B1" office:value-type="string">
                  <text:p text:style-name="P28">Description</text:p>
                </table:table-cell>
              </table:table-row>
              <table:table-row>
                <table:table-cell table:style-name="Table12.A2" office:value-type="string">
                  <text:p text:style-name="P3"><draw:frame draw:style-name="fr13" draw:name="Image44" text:anchor-type="as-char" svg:width="0.499cm" svg:height="0.589cm" draw:z-index="83"><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3" draw:name="Image43" text:anchor-type="as-char" svg:width="0.499cm" svg:height="0.61cm" draw:z-index="84"><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draw:frame draw:style-name="fr13" draw:name="Image61" text:anchor-type="as-char" svg:width="0.499cm" svg:height="0.499cm" draw:z-index="85"><draw:image xlink:href="../../Resources/Levels/Radme/Cal/Blueprints/icone%20mappa/shop.png" xlink:type="simple" xlink:show="embed" xlink:actuate="onLoad" loext:mime-type="image/png"/></draw:frame></text:p>
                </table:table-cell>
                <table:table-cell table:style-name="Table12.B2" office:value-type="string">
                  <text:p text:style-name="P3">Shop</text:p>
                </table:table-cell>
              </table:table-row>
              <table:table-row>
                <table:table-cell table:style-name="Table12.A3" office:value-type="string">
                  <text:p text:style-name="P3"><draw:frame draw:style-name="fr13" draw:name="Image62" text:anchor-type="as-char" svg:width="0.499cm" svg:height="0.499cm" draw:z-index="86"><draw:image xlink:href="../../Resources/Levels/Radme/Cal/Blueprints/icone%20mappa/reward.png" xlink:type="simple" xlink:show="embed" xlink:actuate="onLoad" loext:mime-type="image/png"/></draw:frame></text:p>
                </table:table-cell>
                <table:table-cell table:style-name="Table12.B3" office:value-type="string">
                  <text:p text:style-name="P3">Reward</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7">
                <table:table-cell table:style-name="Table12.A3" office:value-type="string">
                  <text:p text:style-name="P10">■</text:p>
                </table:table-cell>
                <table:table-cell table:style-name="Table12.B3" office:value-type="string">
                  <text:p text:style-name="P3">Main path for mission</text:p>
                </table:table-cell>
              </table:table-row>
              <table:table-row table:style-name="Table12.7">
                <table:table-cell table:style-name="Table12.A2" office:value-type="string">
                  <text:p text:style-name="P9">■</text:p>
                </table:table-cell>
                <table:table-cell table:style-name="Table12.B2" office:value-type="string">
                  <text:p text:style-name="P3">Path for exploration’s rewards</text:p>
                </table:table-cell>
              </table:table-row>
              <table:table-row>
                <table:table-cell table:style-name="Table12.A9" office:value-type="string">
                  <text:p text:style-name="P3">♫1</text:p>
                </table:table-cell>
                <table:table-cell table:style-name="Table12.B9" office:value-type="string">
                  <text:p text:style-name="P3">Score: acoustic guitar theme [Adagio].</text:p>
                  <text:p text:style-name="P3">Ambient sounds: wave noise, wind.</text:p>
                </table:table-cell>
              </table:table-row>
            </table:table>
            <text:p text:style-name="Table_20_Contents"/>
          </table:table-cell>
        </table:table-row>
      </table:table>
      <text:h text:style-name="P37" text:outline-level="3">The port</text:h>
      <text:p text:style-name="P23">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21"><draw:frame draw:style-name="fr1" draw:name="Frame3" text:anchor-type="as-char" svg:width="16.533cm" svg:height="20.001cm" draw:z-index="87"><draw:text-box><text:p text:style-name="P25"><draw:frame draw:style-name="fr15" draw:name="Image11" text:anchor-type="as-char" svg:width="16.36cm" svg:height="18cm" draw:z-index="88"><draw:image xlink:href="../../Resources/Levels/Radme/Cal/Blueprints/Port/Port%20-%20detailed.png" xlink:type="simple" xlink:show="embed" xlink:actuate="onLoad" loext:mime-type="image/png"/></draw:frame><text:span text:style-name="T1"><text:line-break/></text:span>Picture <text:sequence text:ref-name="refPicture16" text:name="Picture" text:formula="ooow:Picture+1" style:num-format="1">16</text:sequence>: Map of the port</text:p></draw:text-box></draw:frame></text:p>
      <text:h text:style-name="P46" text:outline-level="2">Market area</text:h>
      <text:p text:style-name="P23">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1" draw:name="Frame19" text:anchor-type="as-char" svg:width="13.386cm" draw:z-index="89"><draw:text-box fo:min-height="14.483cm"><text:p text:style-name="Picture"><draw:frame draw:style-name="fr11" draw:name="Image25" text:anchor-type="as-char" svg:width="13.386cm" style:rel-width="100%" svg:height="14.483cm" style:rel-height="scale" draw:z-index="90"><draw:image xlink:href="../../Resources/Levels/Radme/Cal/Blueprints/Market/Market/Market.png" xlink:type="simple" xlink:show="embed" xlink:actuate="onLoad" loext:mime-type="image/png"/></draw:frame><text:span text:style-name="T1"><text:line-break/></text:span>Picture <text:sequence text:ref-name="refPicture17" text:name="Picture" text:formula="ooow:Picture+1" style:num-format="1">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28">ID</text:p>
                </table:table-cell>
                <table:table-cell table:style-name="Table15.B1" office:value-type="string">
                  <text:p text:style-name="P28">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4" draw:name="Image32" text:anchor-type="as-char" svg:width="0.7cm" svg:height="0.55cm" draw:z-index="91"><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3" draw:name="Image38" text:anchor-type="as-char" svg:width="0.4cm" svg:height="0.49cm" draw:z-index="92"><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3"><draw:frame draw:style-name="fr13" draw:name="Image63" text:anchor-type="as-char" svg:width="0.499cm" svg:height="0.499cm" draw:z-index="93"><draw:image xlink:href="../../Resources/Levels/Radme/Cal/Blueprints/icone%20mappa/shop.png" xlink:type="simple" xlink:show="embed" xlink:actuate="onLoad" loext:mime-type="image/png"/></draw:frame></text:p>
                </table:table-cell>
                <table:table-cell table:style-name="Table15.B3" office:value-type="string">
                  <text:p text:style-name="P3">Shop</text:p>
                </table:table-cell>
              </table:table-row>
              <table:table-row>
                <table:table-cell table:style-name="Table15.A2" office:value-type="string">
                  <text:p text:style-name="P3"><draw:frame draw:style-name="fr13" draw:name="Image64" text:anchor-type="as-char" svg:width="0.699cm" svg:height="0.699cm" draw:z-index="94"><draw:image xlink:href="../../Resources/Levels/Radme/Cal/Blueprints/icone%20mappa/box_markl.png" xlink:type="simple" xlink:show="embed" xlink:actuate="onLoad" loext:mime-type="image/png"/></draw:frame></text:p>
                </table:table-cell>
                <table:table-cell table:style-name="Table15.B2" office:value-type="string">
                  <text:p text:style-name="P3">Reward for Markl</text:p>
                </table:table-cell>
              </table:table-row>
              <table:table-row>
                <table:table-cell table:style-name="Table15.A3" office:value-type="string">
                  <text:p text:style-name="P10">■</text:p>
                </table:table-cell>
                <table:table-cell table:style-name="Table15.B3" office:value-type="string">
                  <text:p text:style-name="P3">Main path for mission</text:p>
                </table:table-cell>
              </table:table-row>
              <table:table-row table:style-name="Table15.10">
                <table:table-cell table:style-name="Table15.A2" office:value-type="string">
                  <text:p text:style-name="P9">■</text:p>
                </table:table-cell>
                <table:table-cell table:style-name="Table15.B2" office:value-type="string">
                  <text:p text:style-name="P3">Path for exploration’s rewards</text:p>
                </table:table-cell>
              </table:table-row>
              <table:table-row table:style-name="Table15.10">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38" text:outline-level="3">The barrack</text:h>
      <text:p text:style-name="P23"><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40" text:outline-level="4">Barrack’s dormitory</text:h>
      <table:table table:name="Table6" table:style-name="Table6">
        <table:table-column table:style-name="Table6.A"/>
        <table:table-column table:style-name="Table6.B"/>
        <table:table-row>
          <table:table-cell table:style-name="Table6.A1" office:value-type="string">
            <text:p text:style-name="P23">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33"><draw:text-box fo:min-height="17.064cm"><text:p text:style-name="Picture"><draw:frame draw:style-name="fr11" draw:name="Image30" text:anchor-type="as-char" svg:width="9.5cm" style:rel-width="100%" svg:height="17.064cm" style:rel-height="scale" draw:z-index="34"><draw:image xlink:href="../../Resources/Levels/Radme/Cal/Blueprints/Market/Barrack/Barrack-Event%20Flowchart.png" xlink:type="simple" xlink:show="embed" xlink:actuate="onLoad" loext:mime-type="image/png"/></draw:frame><text:span text:style-name="T1"><text:line-break/></text:span>Picture <text:sequence text:ref-name="refPicture18" text:name="Picture" text:formula="ooow:Picture+1" style:num-format="1">18</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95"><draw:text-box fo:min-height="11.772cm"><text:p text:style-name="Picture"><draw:frame draw:style-name="fr11" draw:name="Image10" text:anchor-type="as-char" svg:width="19.001cm" style:rel-width="100%" svg:height="11.772cm" style:rel-height="scale" draw:z-index="96"><draw:image xlink:href="../../Resources/Levels/Radme/Cal/Blueprints/Market/Barrack/Barrack.png" xlink:type="simple" xlink:show="embed" xlink:actuate="onLoad" loext:mime-type="image/png"/></draw:frame><text:span text:style-name="T1"><text:line-break/></text:span>Picture <text:sequence text:ref-name="refPicture19" text:name="Picture" text:formula="ooow:Picture+1" style:num-format="1">19</text:sequence>: Map of the barrack</text:p></draw:text-box></draw:frame></text:p>
          </table:table-cell>
        </table:table-row>
        <table:table-row>
          <table:table-cell table:style-name="Table16.A1" office:value-type="string">
            <text:h text:style-name="Heading_20_4" text:outline-level="4">Audio design</text:h>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28">ID</text:p>
                  </table:table-cell>
                  <table:table-cell table:style-name="Table17.B1" office:value-type="string">
                    <text:p text:style-name="P28">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23">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2153346633" text:style-name="L3">
        <text:list-item>
          <text:p text:style-name="P32">Movement speed of the soldiers: 5 km/h</text:p>
        </text:list-item>
        <text:list-item>
          <text:p text:style-name="P32">Soldier E5: time to reach the other point of his journey: 13 m→9.8 s</text:p>
        </text:list-item>
        <text:list-item>
          <text:p text:style-name="P32">Soldier E4: time to reach the other point of his journey: 9 m→6.8 s</text:p>
        </text:list-item>
        <text:list-item>
          <text:p text:style-name="P32"><text:soft-page-break/>Soldier E1: time to reach the other point of his journey: 13.5 m→10.17 s</text:p>
        </text:list-item>
        <text:list-item>
          <text:p text:style-name="P32">Soldier E6: time to reach the other point of his journey: 9 m→6.8 s</text:p>
        </text:list-item>
        <text:list-item>
          <text:p text:style-name="P32">Markl’s movement speed: 8 km/h</text:p>
        </text:list-item>
      </text:list>
      <text:p text:style-name="Standard">Soldiers have two positions during patrolling:</text:p>
      <text:list xml:id="list2512738874" text:style-name="L4">
        <text:list-item>
          <text:p text:style-name="P33">The alpha position that is the initial position of each soldier in which they are found when entering the building.</text:p>
        </text:list-item>
        <text:list-item>
          <text:p text:style-name="P33">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4076206268" text:style-name="L5">
        <text:list-item>
          <text:p text:style-name="P34">The E4 soldier when he has to go from alpha to beta (so in his path from top to bottom) starts to move 2 seconds before the others.</text:p>
        </text:list-item>
        <text:list-item>
          <text:p text:style-name="P34">The E6 soldier when he has to go from alpha to beta (so in his path from bottom to top) starts moving 2 seconds after E1 started from his alpha position.</text:p>
        </text:list-item>
        <text:list-item>
          <text:p text:style-name="P34">The E1 soldier when he has to go from beta to alpha (so in his path from left to right) starts to move 2.5 seconds before the others.</text:p>
        </text:list-item>
      </text:list>
      <text:h text:style-name="P43" text:outline-level="4">Barrack’s Armory</text:h>
      <table:table table:name="Table5" table:style-name="Table5">
        <table:table-column table:style-name="Table5.A"/>
        <table:table-column table:style-name="Table5.B"/>
        <table:table-row>
          <table:table-cell table:style-name="Table5.A1" office:value-type="string">
            <text:p text:style-name="P23">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14"><draw:text-box fo:min-height="12.291cm"><text:p text:style-name="Picture"><draw:frame draw:style-name="fr11" draw:name="Image29" text:anchor-type="as-char" svg:width="8.999cm" style:rel-width="100%" svg:height="12.291cm" style:rel-height="scale" draw:z-index="16"><draw:image xlink:href="../../Resources/Levels/Radme/Cal/Blueprints/Market/Armory/Armory-Event%20Flowchart.png" xlink:type="simple" xlink:show="embed" xlink:actuate="onLoad" loext:mime-type="image/png"/></draw:frame><text:span text:style-name="T1"><text:line-break/></text:span>Picture <text:sequence text:ref-name="refPicture20" text:name="Picture" text:formula="ooow:Picture+1" style:num-format="1">20</text:sequence>: Armory’s flow-chart</text:p></draw:text-box></draw:frame></text:p>
          </table:table-cell>
        </table:table-row>
        <table:table-row>
          <table:table-cell table:style-name="Table5.A1" table:number-columns-spanned="2"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16" draw:name="Image12" text:anchor-type="as-char" svg:width="11.15cm" svg:height="8.4cm" draw:z-index="17"><draw:image xlink:href="../../Resources/Levels/Radme/Cal/Blueprints/Market/Armory/Armory.png" xlink:type="simple" xlink:show="embed" xlink:actuate="onLoad" loext:mime-type="image/png"/></draw:frame></text:p>
                </table:table-cell>
                <table:table-cell table:style-name="Table3.A1" office:value-type="string">
                  <table:table table:name="Table18" table:style-name="Table18">
                    <table:table-column table:style-name="Table18.A"/>
                    <table:table-column table:style-name="Table18.B"/>
                    <table:table-row>
                      <table:table-cell table:style-name="Table18.A1" office:value-type="string">
                        <text:p text:style-name="P28">ID</text:p>
                      </table:table-cell>
                      <table:table-cell table:style-name="Table18.B1" office:value-type="string">
                        <text:p text:style-name="P28">Description</text:p>
                      </table:table-cell>
                    </table:table-row>
                    <table:table-row table:style-name="Table18.2">
                      <table:table-cell table:style-name="Table18.A2" office:value-type="string">
                        <text:p text:style-name="P3"><draw:frame draw:style-name="fr13" draw:name="Image66" text:anchor-type="as-char" svg:width="0.469cm" svg:height="0.6cm" draw:z-index="18"><draw:image xlink:href="../../Resources/Levels/Radme/Cal/Blueprints/icone%20mappa/zoimbie1_hold.png" xlink:type="simple" xlink:show="embed" xlink:actuate="onLoad" loext:mime-type="image/png"/></draw:frame></text:p>
                      </table:table-cell>
                      <table:table-cell table:style-name="Table18.B2" office:value-type="string">
                        <text:p text:style-name="P3">Enemy</text:p>
                      </table:table-cell>
                    </table:table-row>
                    <table:table-row table:style-name="Table18.2">
                      <table:table-cell table:style-name="Table18.A3" office:value-type="string">
                        <text:p text:style-name="P3"><draw:frame draw:style-name="fr13" draw:name="Image70" text:anchor-type="as-char" svg:width="0.6cm" svg:height="0.6cm" draw:z-index="24"><draw:image xlink:href="../../Resources/Levels/Radme/Cal/Blueprints/icone%20mappa/swordSilver.png" xlink:type="simple" xlink:show="embed" xlink:actuate="onLoad" loext:mime-type="image/png"/></draw:frame></text:p>
                      </table:table-cell>
                      <table:table-cell table:style-name="Table18.B3" office:value-type="string">
                        <text:p text:style-name="P3">Sword</text:p>
                      </table:table-cell>
                    </table:table-row>
                    <table:table-row table:style-name="Table18.2">
                      <table:table-cell table:style-name="Table18.A2" office:value-type="string">
                        <text:p text:style-name="P3"><draw:frame draw:style-name="fr13" draw:name="Image69" text:anchor-type="as-char" svg:width="0.6cm" svg:height="0.6cm" draw:z-index="25"><draw:image xlink:href="../../Resources/Levels/Radme/Cal/Blueprints/icone%20mappa/shieldSilver.png" xlink:type="simple" xlink:show="embed" xlink:actuate="onLoad" loext:mime-type="image/png"/></draw:frame></text:p>
                      </table:table-cell>
                      <table:table-cell table:style-name="Table18.B2" office:value-type="string">
                        <text:p text:style-name="P3">Shield</text:p>
                      </table:table-cell>
                    </table:table-row>
                    <table:table-row table:style-name="Table18.2">
                      <table:table-cell table:style-name="Table18.A3" office:value-type="string">
                        <text:p text:style-name="P3"><draw:frame draw:style-name="fr13" draw:name="Image68" text:anchor-type="as-char" svg:width="0.49cm" svg:height="0.6cm" draw:z-index="28"><draw:image xlink:href="../../Resources/Levels/Radme/Cal/Blueprints/icone%20mappa/Mana%20Potion.png" xlink:type="simple" xlink:show="embed" xlink:actuate="onLoad" loext:mime-type="image/png"/></draw:frame></text:p>
                      </table:table-cell>
                      <table:table-cell table:style-name="Table18.B3" office:value-type="string">
                        <text:p text:style-name="P3">Mana potion</text:p>
                      </table:table-cell>
                    </table:table-row>
                    <table:table-row table:style-name="Table18.2">
                      <table:table-cell table:style-name="Table18.A2" office:value-type="string">
                        <text:p text:style-name="P3"><draw:frame draw:style-name="fr13" draw:name="Image67" text:anchor-type="as-char" svg:width="0.499cm" svg:height="0.499cm" draw:z-index="30"><draw:image xlink:href="../../Resources/Levels/Radme/Cal/Blueprints/icone%20mappa/reward.png" xlink:type="simple" xlink:show="embed" xlink:actuate="onLoad" loext:mime-type="image/png"/></draw:frame></text:p>
                      </table:table-cell>
                      <table:table-cell table:style-name="Table18.B2" office:value-type="string">
                        <text:p text:style-name="P3">Reward</text:p>
                      </table:table-cell>
                    </table:table-row>
                    <table:table-row table:style-name="Table18.2">
                      <table:table-cell table:style-name="Table18.A3" office:value-type="string">
                        <text:p text:style-name="P3"><draw:frame draw:style-name="fr13" draw:name="Image65" text:anchor-type="as-char" svg:width="0.758cm" svg:height="0.758cm" draw:z-index="31"><draw:image xlink:href="../../Resources/Levels/Radme/Cal/Blueprints/icone%20mappa/box_heen.png" xlink:type="simple" xlink:show="embed" xlink:actuate="onLoad" loext:mime-type="image/png"/></draw:frame></text:p>
                      </table:table-cell>
                      <table:table-cell table:style-name="Table18.B3" office:value-type="string">
                        <text:p text:style-name="P3">Reward for Heen</text:p>
                      </table:table-cell>
                    </table:table-row>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9" office:value-type="string">
                        <text:p text:style-name="P3">♫2</text:p>
                      </table:table-cell>
                      <table:table-cell table:style-name="Table18.B9" office:value-type="string">
                        <text:p text:style-name="P3">Ambient sounds: iron on iron.</text:p>
                      </table:table-cell>
                    </table:table-row>
                  </table:table>
                  <text:p text:style-name="Table_20_Contents"/>
                </table:table-cell>
              </table:table-row>
            </table:table>
            <text:p text:style-name="P23"/>
          </table:table-cell>
          <table:covered-table-cell/>
        </table:table-row>
        <table:table-row>
          <table:table-cell table:style-name="Table5.A1" table:number-columns-spanned="2" office:value-type="string">
            <text:h text:style-name="Heading_20_4" text:outline-level="4">Fights</text:h>
          </table:table-cell>
          <table:covered-table-cell/>
        </table:table-row>
        <table:table-row>
          <table:table-cell table:style-name="Table5.A1" table:number-columns-spanned="2" office:value-type="string">
            <table:table table:name="Table56" table:style-name="Table56">
              <table:table-column table:style-name="Table56.A"/>
              <table:table-column table:style-name="Table56.B"/>
              <table:table-column table:style-name="Table56.C" table:number-columns-repeated="5"/>
              <table:table-column table:style-name="Table56.H"/>
              <table:table-row table:style-name="Table56.1">
                <table:table-cell table:style-name="Table56.A1" office:value-type="string">
                  <text:p text:style-name="P28">Room</text:p>
                </table:table-cell>
                <table:table-cell table:style-name="Table56.A1" office:value-type="string">
                  <text:p text:style-name="P28">Enemies</text:p>
                </table:table-cell>
                <table:table-cell table:style-name="Table56.C1" office:value-type="string">
                  <text:p text:style-name="P28">Damage to T.</text:p>
                </table:table-cell>
                <table:table-cell table:style-name="Table56.A1" office:value-type="string">
                  <text:p text:style-name="P28">Damage of T.</text:p>
                </table:table-cell>
                <table:table-cell table:style-name="Table56.C1" office:value-type="string">
                  <text:p text:style-name="P28">DPT (T., E.) / HP E.</text:p>
                </table:table-cell>
                <table:table-cell table:style-name="Table56.A1" office:value-type="string">
                  <text:p text:style-name="P28">DPT (E., T.) / HP T.</text:p>
                </table:table-cell>
                <table:table-cell table:style-name="Table56.C1" office:value-type="string">
                  <text:p text:style-name="P28">Difficulty</text:p>
                </table:table-cell>
                <table:table-cell table:style-name="Table56.C1" office:value-type="string">
                  <text:p text:style-name="P28">HP loss</text:p>
                </table:table-cell>
              </table:table-row>
              <table:table-row table:style-name="Table56.1">
                <table:table-cell table:style-name="Table56.A2" office:value-type="string">
                  <text:p text:style-name="P3">Entrance</text:p>
                </table:table-cell>
                <table:table-cell table:style-name="Table56.A2" office:value-type="string">
                  <text:p text:style-name="P3">3 soldier</text:p>
                </table:table-cell>
                <table:table-cell table:style-name="Table56.C2" office:value-type="string">
                  <text:p text:style-name="P3">9</text:p>
                </table:table-cell>
                <table:table-cell table:style-name="Table56.A2" office:value-type="string">
                  <text:p text:style-name="P3">24.57</text:p>
                </table:table-cell>
                <table:table-cell table:style-name="Table56.C2" office:value-type="string">
                  <text:p text:style-name="P3">0.255</text:p>
                </table:table-cell>
                <table:table-cell table:style-name="Table56.A2" office:value-type="string">
                  <text:p text:style-name="P3">0.057</text:p>
                </table:table-cell>
                <table:table-cell table:style-name="Table56.C2" office:value-type="string">
                  <text:p text:style-name="P3">0.198</text:p>
                </table:table-cell>
                <table:table-cell table:style-name="Table56.C2" office:value-type="string">
                  <text:p text:style-name="P3">0.223</text:p>
                </table:table-cell>
              </table:table-row>
              <table:table-row>
                <table:table-cell table:style-name="Table56.A3" office:value-type="string">
                  <text:p text:style-name="P3">Corridor</text:p>
                </table:table-cell>
                <table:table-cell table:style-name="Table56.A3" office:value-type="string">
                  <text:p text:style-name="P3">2 soldier</text:p>
                </table:table-cell>
                <table:table-cell table:style-name="Table56.C3" office:value-type="string">
                  <text:p text:style-name="P3">6</text:p>
                </table:table-cell>
                <table:table-cell table:style-name="Table56.A3" office:value-type="string">
                  <text:p text:style-name="P3">24.57</text:p>
                </table:table-cell>
                <table:table-cell table:style-name="Table56.C3" office:value-type="string">
                  <text:p text:style-name="P3">0.383</text:p>
                </table:table-cell>
                <table:table-cell table:style-name="Table56.A3" office:value-type="string">
                  <text:p text:style-name="P3">0.038</text:p>
                </table:table-cell>
                <table:table-cell table:style-name="Table56.C3" office:value-type="string">
                  <text:p text:style-name="P3">0.345</text:p>
                </table:table-cell>
                <table:table-cell table:style-name="Table56.C3" office:value-type="string">
                  <text:p text:style-name="P3">0.099</text:p>
                </table:table-cell>
              </table:table-row>
              <table:table-row>
                <table:table-cell table:style-name="Table56.A2" office:value-type="string">
                  <text:p text:style-name="P3">Forge</text:p>
                </table:table-cell>
                <table:table-cell table:style-name="Table56.A2" office:value-type="string">
                  <text:p text:style-name="P3">2 soldier</text:p>
                </table:table-cell>
                <table:table-cell table:style-name="Table56.C2" office:value-type="string">
                  <text:p text:style-name="P3">6</text:p>
                </table:table-cell>
                <table:table-cell table:style-name="Table56.A2" office:value-type="string">
                  <text:p text:style-name="P3">24.57</text:p>
                </table:table-cell>
                <table:table-cell table:style-name="Table56.C2" office:value-type="string">
                  <text:p text:style-name="P3">0.383 </text:p>
                </table:table-cell>
                <table:table-cell table:style-name="Table56.A2" office:value-type="string">
                  <text:p text:style-name="P3">0.038</text:p>
                </table:table-cell>
                <table:table-cell table:style-name="Table56.C2" office:value-type="string">
                  <text:p text:style-name="P3">0.345</text:p>
                </table:table-cell>
                <table:table-cell table:style-name="Table56.C2" office:value-type="string">
                  <text:p text:style-name="P3">0.099</text:p>
                </table:table-cell>
              </table:table-row>
            </table:table>
            <text:p text:style-name="Table_20_Contents"/>
          </table:table-cell>
          <table:covered-table-cell/>
        </table:table-row>
      </table:table>
      <text:p text:style-name="Text_20_body"/>
      <text:h text:style-name="P38" text:outline-level="3">The alchemist’s guild</text:h>
      <text:p text:style-name="P23">The alchemist’s guild is based in the city’s tower. Here the team will have to recover the book of the ancient language. There are two puzzles to solve:</text:p>
      <text:list xml:id="list3789580838" text:style-name="L6">
        <text:list-item>
          <text:p text:style-name="P30">Recovering the right ampoules to prepare a magic potion; this will serve to open the glass door located on the ground floor that protects the book.</text:p>
        </text:list-item>
        <text:list-item>
          <text:p text:style-name="P30">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40"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50"><draw:text-box fo:min-height="12.584cm"><text:p text:style-name="Picture"><draw:frame draw:style-name="fr11" draw:name="Image16" text:anchor-type="as-char" svg:width="19.001cm" style:rel-width="100%" svg:height="12.584cm" style:rel-height="scale" draw:z-index="51"><draw:image xlink:href="../../Resources/Levels/Radme/Cal/Blueprints/Market/Guild/Guild0.png" xlink:type="simple" xlink:show="embed" xlink:actuate="onLoad" loext:mime-type="image/png"/></draw:frame><text:span text:style-name="T1"><text:line-break/></text:span>Picture <text:sequence text:ref-name="refPicture21" text:name="Picture" text:formula="ooow:Picture+1" style:num-format="1">21</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52"><draw:text-box fo:min-height="14.817cm"><text:p text:style-name="Picture"><draw:frame draw:style-name="fr11" draw:name="Image15" text:anchor-type="as-char" svg:width="19.001cm" style:rel-width="100%" svg:height="14.817cm" style:rel-height="scale" draw:z-index="53"><draw:image xlink:href="../../Resources/Levels/Radme/Cal/Blueprints/Market/Guild/Guild1.png" xlink:type="simple" xlink:show="embed" xlink:actuate="onLoad" loext:mime-type="image/png"/></draw:frame><text:span text:style-name="T1"><text:line-break/></text:span>Picture <text:sequence text:ref-name="refPicture22" text:name="Picture" text:formula="ooow:Picture+1" style:num-format="1">22</text:sequence>: Floor 1</text:p></draw:text-box></draw:frame></text:p>
          </table:table-cell>
        </table:table-row>
        <text:soft-page-break/>
        <table:table-row>
          <table:table-cell table:style-name="guildfloor.A1" office:value-type="string">
            <text:p text:style-name="Table_20_Contents"><draw:frame draw:style-name="fr5" draw:name="Frame15" text:anchor-type="paragraph" svg:width="19.001cm" draw:z-index="0"><draw:text-box fo:min-height="14.226cm"><text:p text:style-name="Picture"><draw:frame draw:style-name="fr11" draw:name="Image14" text:anchor-type="as-char" svg:width="19.001cm" style:rel-width="100%" svg:height="14.226cm" style:rel-height="scale" draw:z-index="54"><draw:image xlink:href="../../Resources/Levels/Radme/Cal/Blueprints/Market/Guild/Guild2.png" xlink:type="simple" xlink:show="embed" xlink:actuate="onLoad" loext:mime-type="image/png"/></draw:frame><text:span text:style-name="T1"><text:line-break/></text:span>Picture <text:sequence text:ref-name="refPicture23" text:name="Picture" text:formula="ooow:Picture+1" style:num-format="1">23</text:sequence>: Floor 2</text:p></draw:text-box></draw:frame></text:p>
          </table:table-cell>
        </table:table-row>
      </table:table>
      <text:h text:style-name="Heading_20_4" text:outline-level="4">Alchemist’s puzzles</text:h>
      <text:p text:style-name="P23">The mini-games that the player must overcome to collect objects on the two floors are multiple and increase in difficulty in the highest floor of the tower. The typologies are: </text:p>
      <text:list xml:id="list1300567335" text:style-name="L7">
        <text:list-item>
          <text:p text:style-name="P35">Break locks to open doors, exploiting the talent of Markl</text:p>
        </text:list-item>
        <text:list-item>
          <text:p text:style-name="P35">Move crates that block the road and use them as riser to reach objects placed on top of some columns through the power of Sophie to command objects</text:p>
        </text:list-item>
        <text:list-item>
          <text:p text:style-name="P35">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6" draw:name="Frame39" text:anchor-type="as-char" svg:width="9.5cm" style:rel-width="100%" svg:height="8.331cm" style:rel-height="scale-min" draw:z-index="97"><draw:text-box><text:p text:style-name="Picture"><draw:frame draw:style-name="fr17" draw:name="graphics1" text:anchor-type="as-char" svg:width="9.497cm" style:rel-width="100%" svg:height="7.729cm" style:rel-height="scale" draw:z-index="98"><draw:image xlink:href="../../Resources/Levels/Radme/Cal/Blueprints/Market/Guild/puzzles/tutte%20le%20still.png" xlink:type="simple" xlink:show="embed" xlink:actuate="onLoad" loext:mime-type="image/png"/></draw:frame>Picture <text:sequence text:ref-name="refPicture24" text:name="Picture" text:formula="ooow:Picture+1" style:num-format="1">24</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6" draw:name="Frame40" text:anchor-type="as-char" svg:width="9.5cm" style:rel-width="100%" svg:height="8.149cm" style:rel-height="scale-min" draw:z-index="99"><draw:text-box><text:p text:style-name="Picture"><draw:frame draw:style-name="fr17" draw:name="graphics2" text:anchor-type="as-char" svg:width="9.497cm" style:rel-width="100%" svg:height="7.729cm" style:rel-height="scale" draw:z-index="100"><draw:image xlink:href="../../Resources/Levels/Radme/Cal/Blueprints/Market/Guild/puzzles/lsd.png" xlink:type="simple" xlink:show="embed" xlink:actuate="onLoad" loext:mime-type="image/png"/></draw:frame>Picture <text:sequence text:ref-name="refPicture25" text:name="Picture" text:formula="ooow:Picture+1" style:num-format="1">25</text:sequence>: Completed puzzle</text:p></draw:text-box></draw:frame></text:p>
          </table:table-cell>
        </table:table-row>
      </table:table>
      <text:h text:style-name="Heading_20_4" text:outline-level="4"><draw:frame draw:style-name="fr7" draw:name="Frame31" text:anchor-type="paragraph" svg:width="4.89cm" draw:z-index="3"><draw:text-box fo:min-height="7.999cm"><text:p text:style-name="Picture"><draw:frame draw:style-name="fr11" draw:name="Image50" text:anchor-type="as-char" svg:width="4.89cm" style:rel-width="100%" svg:height="7.999cm" style:rel-height="scale" draw:z-index="101"><draw:image xlink:href="../../Resources/Levels/Radme/Cal/Blueprints/Market/Guild/puzzles/Recipe-scroll-cartoon.png" xlink:type="simple" xlink:show="embed" xlink:actuate="onLoad" loext:mime-type="image/png"/></draw:frame><text:span text:style-name="T1"><text:line-break/></text:span>Picture <text:sequence text:ref-name="refPicture26" text:name="Picture" text:formula="ooow:Picture+1" style:num-format="1">26</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28">Puzzle prop.</text:p>
          </table:table-cell>
          <table:table-cell table:style-name="Table48.B1" office:value-type="string">
            <text:p text:style-name="P28">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42" text:outline-level="4">Levers puzzle</text:h>
      <table:table table:name="Table7" table:style-name="Table7">
        <table:table-column table:style-name="Table7.A"/>
        <table:table-column table:style-name="Table7.B"/>
        <table:table-row>
          <table:table-cell table:style-name="Table7.A1" office:value-type="string">
            <text:p text:style-name="P23">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1104340440" text:style-name="L8">
              <text:list-item>
                <text:p text:style-name="P36">Library that goes up → number up.</text:p>
              </text:list-item>
              <text:list-item>
                <text:p text:style-name="P36">Library that drops → number down.</text:p>
              </text:list-item>
            </text:list>
          </table:table-cell>
          <table:table-cell table:style-name="Table7.A1" table:number-rows-spanned="2" office:value-type="string">
            <text:p text:style-name="Table_20_Contents"><draw:frame draw:style-name="fr8" draw:name="Frame25" text:anchor-type="as-char" svg:y="-17.754cm" svg:width="11.513cm" draw:z-index="102"><draw:text-box fo:min-height="18.494cm"><text:p text:style-name="Picture"><draw:frame draw:style-name="fr11" draw:name="Image17" text:anchor-type="as-char" svg:width="11.513cm" style:rel-width="100%" svg:height="18.494cm" style:rel-height="scale" draw:z-index="103"><draw:image xlink:href="../../Resources/Levels/Radme/Cal/Blueprints/Market/Guild/Alchemist's%20puzzle-Libraries'%20behavior.png" xlink:type="simple" xlink:show="embed" xlink:actuate="onLoad" loext:mime-type="image/png"/></draw:frame><text:span text:style-name="T1"><text:line-break/></text:span>Picture <text:sequence text:ref-name="refPicture27" text:name="Picture" text:formula="ooow:Picture+1" style:num-format="1">27</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28">Puzzle prop.</text:p>
                </table:table-cell>
                <table:table-cell table:style-name="Table47.B1" office:value-type="string">
                  <text:p text:style-name="P28">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8"><draw:frame draw:style-name="fr9" draw:name="Frame18" text:anchor-type="as-char" svg:width="5.205cm" draw:z-index="104"><draw:text-box fo:min-height="6.006cm"><text:p text:style-name="P26"><draw:frame draw:style-name="fr15" draw:name="Image31" text:anchor-type="as-char" svg:width="4.9cm" svg:height="4.821cm" draw:z-index="105"><draw:image xlink:href="../../Resources/Levels/Radme/Cal/Blueprints/Market/Guild/libraries.png" xlink:type="simple" xlink:show="embed" xlink:actuate="onLoad" loext:mime-type="image/png"/></draw:frame><text:span text:style-name="T1"><text:line-break/></text:span>Picture <text:sequence text:ref-name="refPicture28" text:name="Picture" text:formula="ooow:Picture+1" style:num-format="1">28</text:sequence>: Libraries and levers</text:p></draw:text-box></draw:frame></text:p>
          </table:table-cell>
          <table:covered-table-cell/>
        </table:table-row>
      </table:table>
      <text:h text:style-name="P46" text:outline-level="2">The sewers</text:h>
      <text:p text:style-name="P23">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 table:name="Table30" table:style-name="Table30">
        <table:table-column table:style-name="Table30.A"/>
        <table:table-column table:style-name="Table30.B"/>
        <table:table-row>
          <table:table-cell table:style-name="Table30.A1" office:value-type="string">
            <text:p text:style-name="Table_20_Contents"><draw:frame draw:style-name="fr1" draw:name="Frame9" text:anchor-type="as-char" svg:width="13.391cm" draw:z-index="106"><draw:text-box fo:min-height="11.488cm"><text:p text:style-name="Picture"><draw:frame draw:style-name="fr11" draw:name="Image9" text:anchor-type="as-char" svg:width="13.391cm" style:rel-width="100%" svg:height="11.488cm" style:rel-height="scale" draw:z-index="107"><draw:image xlink:href="../../Resources/Levels/Radme/Cal/Blueprints/Sewers/Sewers%20-%20detailed%20-%20sketch.png" xlink:type="simple" xlink:show="embed" xlink:actuate="onLoad" loext:mime-type="image/png"/></draw:frame><text:span text:style-name="T1"><text:line-break/></text:span>Picture <text:sequence text:ref-name="refPicture29" text:name="Picture" text:formula="ooow:Picture+1" style:num-format="1">29</text:sequence>: Sewers</text:p></draw:text-box></draw:frame></text:p>
          </table:table-cell>
          <table:table-cell table:style-name="Table30.A1" office:value-type="string">
            <table:table table:name="Table31" table:style-name="Table31">
              <table:table-column table:style-name="Table31.A"/>
              <table:table-column table:style-name="Table31.B"/>
              <table:table-row>
                <table:table-cell table:style-name="Table31.A1" office:value-type="string">
                  <text:p text:style-name="P28">ID</text:p>
                </table:table-cell>
                <table:table-cell table:style-name="Table31.B1" office:value-type="string">
                  <text:p text:style-name="P28">Description</text:p>
                </table:table-cell>
              </table:table-row>
              <table:table-row table:style-name="Table31.2">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draw:frame draw:style-name="fr13" draw:name="Image74" text:anchor-type="as-char" svg:width="0.499cm" svg:height="0.499cm" draw:z-index="108"><draw:image xlink:href="../../Resources/Levels/Radme/Cal/Blueprints/icone%20mappa/fenice.png" xlink:type="simple" xlink:show="embed" xlink:actuate="onLoad" loext:mime-type="image/png"/></draw:frame></text:p>
                </table:table-cell>
                <table:table-cell table:style-name="Table31.B3" office:value-type="string">
                  <text:p text:style-name="P3">Phoenix tail</text:p>
                </table:table-cell>
              </table:table-row>
              <table:table-row table:style-name="Table31.2">
                <table:table-cell table:style-name="Table31.A2" office:value-type="string">
                  <text:p text:style-name="P3"><draw:frame draw:style-name="fr13" draw:name="Image71" text:anchor-type="as-char" svg:width="0.699cm" svg:height="0.699cm" draw:z-index="109"><draw:image xlink:href="../../Resources/Levels/Radme/Cal/Blueprints/icone%20mappa/box_calcifer.png" xlink:type="simple" xlink:show="embed" xlink:actuate="onLoad" loext:mime-type="image/png"/></draw:frame></text:p>
                </table:table-cell>
                <table:table-cell table:style-name="Table31.B2" office:value-type="string">
                  <text:p text:style-name="P3">Rewards for Calcifer</text:p>
                </table:table-cell>
              </table:table-row>
              <table:table-row table:style-name="Table31.2">
                <table:table-cell table:style-name="Table31.A3" office:value-type="string">
                  <text:p text:style-name="P3"><draw:frame draw:style-name="fr13" draw:name="Image72" text:anchor-type="as-char" svg:width="0.699cm" svg:height="0.699cm" draw:z-index="110"><draw:image xlink:href="../../Resources/Levels/Radme/Cal/Blueprints/icone%20mappa/ratatta.png" xlink:type="simple" xlink:show="embed" xlink:actuate="onLoad" loext:mime-type="image/png"/></draw:frame></text:p>
                </table:table-cell>
                <table:table-cell table:style-name="Table31.B3" office:value-type="string">
                  <text:p text:style-name="P3">Rat</text:p>
                </table:table-cell>
              </table:table-row>
              <table:table-row table:style-name="Table31.2">
                <table:table-cell table:style-name="Table31.A2" office:value-type="string">
                  <text:p text:style-name="P3"><draw:frame draw:style-name="fr13" draw:name="Image73" text:anchor-type="as-char" svg:width="0.699cm" svg:height="0.699cm" draw:z-index="111"><draw:image xlink:href="../../Resources/Levels/Radme/Cal/Blueprints/icone%20mappa/grimer.png" xlink:type="simple" xlink:show="embed" xlink:actuate="onLoad" loext:mime-type="image/png"/></draw:frame></text:p>
                </table:table-cell>
                <table:table-cell table:style-name="Table31.B2" office:value-type="string">
                  <text:p text:style-name="P3">Mud monster</text:p>
                </table:table-cell>
              </table:table-row>
              <table:table-row table:style-name="Table31.2">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style-name="Table31.2">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19" office:value-type="string">
                  <text:p text:style-name="P3">♫5</text:p>
                </table:table-cell>
                <table:table-cell table:style-name="Table31.B19" office:value-type="string">
                  <text:p text:style-name="P3">Sound effects: plaintive roar.</text:p>
                </table:table-cell>
              </table:table-row>
            </table:table>
            <text:p text:style-name="Table_20_Contents"/>
          </table:table-cell>
        </table:table-row>
        <table:table-row>
          <table:table-cell table:style-name="Table30.A1" table:number-columns-spanned="2" office:value-type="string">
            <text:h text:style-name="Heading_20_4" text:outline-level="4">Fights</text:h>
          </table:table-cell>
          <table:covered-table-cell/>
        </table:table-row>
        <table:table-row>
          <table:table-cell table:style-name="Table30.A1" table:number-columns-spanned="2" office:value-type="string">
            <table:table table:name="Table57" table:style-name="Table57">
              <table:table-column table:style-name="Table57.A"/>
              <table:table-column table:style-name="Table57.B"/>
              <table:table-column table:style-name="Table57.C" table:number-columns-repeated="5"/>
              <table:table-column table:style-name="Table57.H"/>
              <table:table-row table:style-name="Table57.1">
                <table:table-cell table:style-name="Table57.A1" office:value-type="string">
                  <text:p text:style-name="P28">Room</text:p>
                </table:table-cell>
                <table:table-cell table:style-name="Table57.A1" office:value-type="string">
                  <text:p text:style-name="P28">Enemies</text:p>
                </table:table-cell>
                <table:table-cell table:style-name="Table57.C1" office:value-type="string">
                  <text:p text:style-name="P28">Damage to T.</text:p>
                </table:table-cell>
                <table:table-cell table:style-name="Table57.A1" office:value-type="string">
                  <text:p text:style-name="P28">Damage of T.</text:p>
                </table:table-cell>
                <table:table-cell table:style-name="Table57.C1" office:value-type="string">
                  <text:p text:style-name="P28">DPT (T., E.) / HP E.</text:p>
                </table:table-cell>
                <table:table-cell table:style-name="Table57.A1" office:value-type="string">
                  <text:p text:style-name="P28">DPT (E., T.) / HP T.</text:p>
                </table:table-cell>
                <table:table-cell table:style-name="Table57.C1" office:value-type="string">
                  <text:p text:style-name="P28">Difficulty</text:p>
                </table:table-cell>
                <table:table-cell table:style-name="Table57.C1" office:value-type="string">
                  <text:p text:style-name="P6">HP loss</text:p>
                </table:table-cell>
              </table:table-row>
              <table:table-row table:style-name="Table57.1">
                <table:table-cell table:style-name="Table57.A2" office:value-type="string">
                  <text:p text:style-name="P3">Rat’s nest</text:p>
                </table:table-cell>
                <table:table-cell table:style-name="Table57.A2" office:value-type="string">
                  <text:p text:style-name="P3">20 rats</text:p>
                </table:table-cell>
                <table:table-cell table:style-name="Table57.C2" office:value-type="string">
                  <text:p text:style-name="P3">31</text:p>
                </table:table-cell>
                <table:table-cell table:style-name="Table57.A2" office:value-type="string">
                  <text:p text:style-name="P3">23.35</text:p>
                </table:table-cell>
                <table:table-cell table:style-name="Table57.C2" office:value-type="string">
                  <text:p text:style-name="P3">0.083</text:p>
                </table:table-cell>
                <table:table-cell table:style-name="Table57.A2" office:value-type="string">
                  <text:p text:style-name="P3">0.198</text:p>
                </table:table-cell>
                <table:table-cell table:style-name="Table57.C2" office:value-type="string">
                  <text:p text:style-name="P3">-0.115</text:p>
                </table:table-cell>
                <table:table-cell table:style-name="Table57.C2" office:value-type="string">
                  <text:p text:style-name="P3">2.38</text:p>
                </table:table-cell>
              </table:table-row>
              <table:table-row>
                <table:table-cell table:style-name="Table57.A3" office:value-type="string">
                  <text:p text:style-name="P3">Large basin</text:p>
                </table:table-cell>
                <table:table-cell table:style-name="Table57.B3" office:value-type="string">
                  <text:p text:style-name="P3">1 mud monster</text:p>
                </table:table-cell>
                <table:table-cell table:style-name="Table57.A3" office:value-type="string">
                  <text:p text:style-name="P3">34.2<text:note text:id="ftn1" text:note-class="footnote"><text:note-citation>1</text:note-citation><text:note-body><text:p text:style-name="Footnote">The mud monster tries to hit all the members of the team each turn (inflicts 6,84 to each). </text:p></text:note-body></text:note></text:p>
                </table:table-cell>
                <table:table-cell table:style-name="Table57.B3" office:value-type="string">
                  <text:p text:style-name="P3">24.57</text:p>
                </table:table-cell>
                <table:table-cell table:style-name="Table57.A3" office:value-type="string">
                  <text:p text:style-name="P3">0.245 </text:p>
                </table:table-cell>
                <table:table-cell table:style-name="Table57.B3" office:value-type="string">
                  <text:p text:style-name="P3">0.219</text:p>
                </table:table-cell>
                <table:table-cell table:style-name="Table57.A3" office:value-type="string">
                  <text:p text:style-name="P3">0.026</text:p>
                </table:table-cell>
                <table:table-cell table:style-name="Table57.B3" office:value-type="string">
                  <text:p text:style-name="P3">0.893</text:p>
                </table:table-cell>
              </table:table-row>
            </table:table>
            <text:p text:style-name="Table_20_Contents"/>
          </table:table-cell>
          <table:covered-table-cell/>
        </table:table-row>
      </table:table>
      <text:h text:style-name="Heading_20_3" text:outline-level="3">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he player is helped by the environment, indeed near each water basins there is a sign which indicates its volume, and near each lever there is a sign which indicates how it works on the basins.</text:p>
      <text:p text:style-name="Standard"><text:soft-page-break/>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14" draw:name="Image52" text:anchor-type="as-char" svg:width="0.499cm" svg:height="0.499cm" draw:z-index="32"><draw:image xlink:href="../../Resources/Levels/Radme/Cal/Blueprints/icone%20mappa/levaSU.png" xlink:type="simple" xlink:show="embed" xlink:actuate="onLoad" loext:mime-type="image/png"/></draw:frame>) and 1 down (<draw:frame draw:style-name="fr14" draw:name="Image53" text:anchor-type="as-char" svg:width="0.499cm" svg:height="0.499cm" draw:z-index="44"><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62"><draw:text-box fo:min-height="4.21cm"><text:p text:style-name="Picture"><draw:frame draw:style-name="fr11" draw:name="Image58" text:anchor-type="as-char" svg:width="14cm" style:rel-width="100%" svg:height="4.21cm" style:rel-height="scale" draw:z-index="75"><draw:image xlink:href="../../Resources/Levels/Radme/Cal/Blueprints/Sewers/Sewers%20-%20focus%20on%20puzzle's%20first%20step.png" xlink:type="simple" xlink:show="embed" xlink:actuate="onLoad" loext:mime-type="image/png"/></draw:frame><text:span text:style-name="T1"><text:line-break/></text:span>Picture <text:sequence text:ref-name="refPicture30" text:name="Picture" text:formula="ooow:Picture+1" style:num-format="1">30</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28">Puzzle prop.</text:p>
                </table:table-cell>
                <table:table-cell table:style-name="Table42.B1" office:value-type="string">
                  <text:p text:style-name="P28">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6">Water Basins</text:p>
            </table:table-cell>
            <table:table-cell table:style-name="Tabella1.A1" office:value-type="string">
              <text:p text:style-name="P6">Max capacity</text:p>
            </table:table-cell>
            <table:table-cell table:style-name="Tabella1.A1" office:value-type="string">
              <text:p text:style-name="P6">Time</text:p>
            </table:table-cell>
            <table:table-cell table:style-name="Tabella1.D1" office:value-type="string">
              <text:p text:style-name="P6">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6">Levers</text:p>
          </table:table-cell>
          <table:table-cell table:style-name="Tabella2.A1" office:value-type="string">
            <text:p text:style-name="P6">Time</text:p>
          </table:table-cell>
          <table:table-cell table:style-name="Tabella2.C1" office:value-type="string">
            <text:p text:style-name="P6">State</text:p>
          </table:table-cell>
          <table:table-cell table:style-name="Tabella2.C1" office:value-type="string">
            <text:p text:style-name="P6">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959031529" text:style-name="L9">
              <text:list-item>
                <text:p text:style-name="P50">0 → 1:</text:p>
                <text:list>
                  <text:list-item>
                    <text:p text:style-name="P50">B0 = 1</text:p>
                  </text:list-item>
                  <text:list-item>
                    <text:p text:style-name="P50">B1 = 0</text:p>
                  </text:list-item>
                </text:list>
              </text:list-item>
              <text:list-item>
                <text:p text:style-name="P50">1 → 0:</text:p>
                <text:list>
                  <text:list-item>
                    <text:p text:style-name="P50">B0 = 0</text:p>
                  </text:list-item>
                  <text:list-item>
                    <text:p text:style-name="P50">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519359840" text:style-name="L10">
              <text:list-item>
                <text:p text:style-name="P51">0 → 1:</text:p>
                <text:list>
                  <text:list-item>
                    <text:p text:style-name="P51">B0 = B0 - 0.5</text:p>
                  </text:list-item>
                  <text:list-item>
                    <text:p text:style-name="P51">B1 = B1 + 0.5</text:p>
                  </text:list-item>
                </text:list>
              </text:list-item>
              <text:list-item>
                <text:p text:style-name="P51">1 → 0:</text:p>
                <text:list>
                  <text:list-item>
                    <text:p text:style-name="P51">B0 = + 0.5</text:p>
                  </text:list-item>
                  <text:list-item>
                    <text:p text:style-name="P51">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2987580009" text:style-name="L11">
              <text:list-item>
                <text:p text:style-name="P52">0 → 1:</text:p>
                <text:list>
                  <text:list-item>
                    <text:p text:style-name="P52">B0 = 0</text:p>
                  </text:list-item>
                  <text:list-item>
                    <text:p text:style-name="P52">B1 = 1</text:p>
                  </text:list-item>
                </text:list>
              </text:list-item>
              <text:list-item>
                <text:p text:style-name="P52">1 → 0:</text:p>
                <text:list>
                  <text:list-item>
                    <text:p text:style-name="P52">B0 = 1</text:p>
                  </text:list-item>
                  <text:list-item>
                    <text:p text:style-name="P52"><text:soft-page-break/>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211057138306845" text:continue-numbering="true" text:style-name="L11">
              <text:list-item>
                <text:p text:style-name="P52">0 → 1:</text:p>
                <text:list>
                  <text:list-item>
                    <text:p text:style-name="P52">B0 = B0 + 0.5</text:p>
                  </text:list-item>
                  <text:list-item>
                    <text:p text:style-name="P52">B1 = B1 – 0.5</text:p>
                  </text:list-item>
                </text:list>
              </text:list-item>
              <text:list-item>
                <text:p text:style-name="P52">1 → 0:</text:p>
                <text:list>
                  <text:list-item>
                    <text:p text:style-name="P52">B0 = B0 - 0.5</text:p>
                  </text:list-item>
                  <text:list-item>
                    <text:p text:style-name="P52">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6">Iteration</text:p>
            </table:table-cell>
            <table:table-cell table:style-name="Tabella3.A1" office:value-type="string">
              <text:p text:style-name="P6">Levers pull</text:p>
            </table:table-cell>
            <table:table-cell table:style-name="Tabella3.C1" office:value-type="string">
              <text:p text:style-name="P6">Lever’s pulled new state</text:p>
            </table:table-cell>
            <table:table-cell table:style-name="Tabella3.C1" office:value-type="string">
              <text:p text:style-name="P6">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3985724389" text:style-name="L12">
              <text:list-item>
                <text:p text:style-name="P53">B0 = B0 + 1 = 1 (can be crossed swimming)</text:p>
              </text:list-item>
              <text:list-item>
                <text:p text:style-name="P53">B1 = B1 – 1 = 0</text:p>
              </text:list-item>
              <text:list-item>
                <text:p text:style-name="P53">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1555233102" text:style-name="L13">
              <text:list-item>
                <text:p text:style-name="P54">B0 = B0 – 1 = 0</text:p>
              </text:list-item>
              <text:list-item>
                <text:p text:style-name="P54">B1 = B1 + 1 = 1 (can be crossed swimming)</text:p>
              </text:list-item>
              <text:list-item>
                <text:p text:style-name="P54">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1703281178" text:style-name="L14">
              <text:list-item>
                <text:p text:style-name="P55">B0 = B0 + 0.5 = 0,5 </text:p>
              </text:list-item>
              <text:list-item>
                <text:p text:style-name="P55">B1 = B1 – 0,5 = 0,5</text:p>
              </text:list-item>
              <text:list-item>
                <text:p text:style-name="P55">Rope throw from floor where is L3 to floor where is L2(necessary to overcome the basins which is half full when he pull down the lever)</text:p>
              </text:list-item>
              <text:list-item>
                <text:p text:style-name="P55">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447168651" text:style-name="L15">
              <text:list-item>
                <text:p text:style-name="P56">B0 = B0 + 0,5 = 1 (can be crossed swimming)</text:p>
              </text:list-item>
              <text:list-item>
                <text:p text:style-name="P56">B1 = B1 – 0,5 = 0</text:p>
              </text:list-item>
              <text:list-item>
                <text:p text:style-name="P56">Use the rope you throw down before to reach the ground and the exit</text:p>
              </text:list-item>
            </text:list>
          </table:table-cell>
        </table:table-row>
      </table:table>
      <text:h text:style-name="Heading_20_4"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ext:soft-page-break/>
        <table:table-row>
          <table:table-cell table:style-name="Table43.A1" office:value-type="string">
            <text:p text:style-name="Table_20_Contents"><draw:frame draw:style-name="fr1" draw:name="Frame33" text:anchor-type="as-char" svg:width="10.749cm" draw:z-index="112"><draw:text-box fo:min-height="7.28cm"><text:p text:style-name="Picture"><draw:frame draw:style-name="fr11" draw:name="Image59" text:anchor-type="as-char" svg:width="10.749cm" style:rel-width="100%" svg:height="7.28cm" style:rel-height="scale" draw:z-index="113"><draw:image xlink:href="../../Resources/Levels/Radme/Cal/Blueprints/Sewers/Sewers%20-%20focus%20on%20puzzl's%20second%20step.png" xlink:type="simple" xlink:show="embed" xlink:actuate="onLoad" loext:mime-type="image/png"/></draw:frame><text:span text:style-name="T1"><text:line-break/></text:span>Picture <text:sequence text:ref-name="refPicture31" text:name="Picture" text:formula="ooow:Picture+1" style:num-format="1">31</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28">Puzzle prop.</text:p>
                </table:table-cell>
                <table:table-cell table:style-name="Table44.B1" office:value-type="string">
                  <text:p text:style-name="P28">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6">Water Basins</text:p>
          </table:table-cell>
          <table:table-cell table:style-name="Tabella6.A1" office:value-type="string">
            <text:p text:style-name="P28">Max capacity</text:p>
          </table:table-cell>
          <table:table-cell table:style-name="Tabella6.C1" office:value-type="string">
            <text:p text:style-name="P6">Time</text:p>
          </table:table-cell>
          <table:table-cell table:style-name="Tabella6.C1" office:value-type="string">
            <text:p text:style-name="P6">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6">Levers</text:p>
            </table:table-cell>
            <table:table-cell table:style-name="Tabella5.A1" office:value-type="string">
              <text:p text:style-name="P6">Time</text:p>
            </table:table-cell>
            <table:table-cell table:style-name="Tabella5.C1" office:value-type="string">
              <text:p text:style-name="P6">State</text:p>
            </table:table-cell>
            <table:table-cell table:style-name="Tabella5.C1" office:value-type="string">
              <text:p text:style-name="P6">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211057823365713" text:continue-list="list959031529" text:style-name="L9">
              <text:list-item>
                <text:p text:style-name="P50">0 → 1:</text:p>
                <text:list>
                  <text:list-item>
                    <text:p text:style-name="P50">B0 = 0</text:p>
                  </text:list-item>
                  <text:list-item>
                    <text:p text:style-name="P50">B1 = 0.5</text:p>
                  </text:list-item>
                  <text:list-item>
                    <text:p text:style-name="P50">B2 = 0.5</text:p>
                  </text:list-item>
                </text:list>
              </text:list-item>
              <text:list-item>
                <text:p text:style-name="P50">1 → 0:</text:p>
                <text:list>
                  <text:list-item>
                    <text:p text:style-name="P50">B0 = 1</text:p>
                  </text:list-item>
                  <text:list-item>
                    <text:p text:style-name="P50">B1 = 0</text:p>
                  </text:list-item>
                  <text:list-item>
                    <text:p text:style-name="P50">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3587769030" text:style-name="L16">
              <text:list-item>
                <text:p text:style-name="P57">Without stick</text:p>
              </text:list-item>
              <text:list-item>
                <text:p text:style-name="P57">When the stick is rescue → state = 0</text:p>
              </text:list-item>
            </text:list>
          </table:table-cell>
          <table:table-cell table:style-name="Tabella5.C3" office:value-type="string">
            <text:list xml:id="list566944721" text:style-name="L17">
              <text:list-item>
                <text:p text:style-name="P58">0 → 1:</text:p>
                <text:list>
                  <text:list-item>
                    <text:p text:style-name="P58">B0 = 0</text:p>
                  </text:list-item>
                  <text:list-item>
                    <text:p text:style-name="P58">B1 = B1 + 0.5</text:p>
                  </text:list-item>
                  <text:list-item>
                    <text:p text:style-name="P58">B2 = B2 – 0.5</text:p>
                  </text:list-item>
                </text:list>
              </text:list-item>
              <text:list-item>
                <text:p text:style-name="P58">1 → 0:</text:p>
                <text:list>
                  <text:list-item>
                    <text:p text:style-name="P58">B0 = 0</text:p>
                  </text:list-item>
                  <text:list-item>
                    <text:p text:style-name="P58">B1 = B1 – 0.5</text:p>
                  </text:list-item>
                  <text:list-item>
                    <text:p text:style-name="P58">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709726198" text:style-name="L18">
              <text:list-item>
                <text:p text:style-name="P59">0 → 1:</text:p>
                <text:list>
                  <text:list-item>
                    <text:p text:style-name="P59">Door closes</text:p>
                  </text:list-item>
                </text:list>
              </text:list-item>
              <text:list-item>
                <text:p text:style-name="P59">1 → 0:</text:p>
                <text:list>
                  <text:list-item>
                    <text:p text:style-name="P59">Door opens</text:p>
                  </text:list-item>
                </text:list>
              </text:list-item>
            </text:list>
          </table:table-cell>
        </table:table-row>
      </table:table>
      <text:h text:style-name="Heading_20_5" text:outline-level="5">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6">Iteration</text:p>
            </table:table-cell>
            <table:table-cell table:style-name="Tabella4.A1" office:value-type="string">
              <text:p text:style-name="P6">Levers pull</text:p>
            </table:table-cell>
            <table:table-cell table:style-name="Tabella4.C1" office:value-type="string">
              <text:p text:style-name="P6">Lever’s pulled new state</text:p>
            </table:table-cell>
            <table:table-cell table:style-name="Tabella4.C1" office:value-type="string">
              <text:p text:style-name="P6">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4086033512" text:style-name="L19">
              <text:list-item>
                <text:p text:style-name="P60">B0 = B0 – 1 = 0</text:p>
              </text:list-item>
              <text:list-item>
                <text:p text:style-name="P60"><text:soft-page-break/>B1 = B1 + 0, 5 =0.5</text:p>
              </text:list-item>
              <text:list-item>
                <text:p text:style-name="P60">B2 =B2 + 0.5 = 0, 5</text:p>
              </text:list-item>
              <text:list-item>
                <text:p text:style-name="P60">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1728100499" text:style-name="L20">
              <text:list-item>
                <text:p text:style-name="P61">B0 = 0</text:p>
              </text:list-item>
              <text:list-item>
                <text:p text:style-name="P61">B1 = B1 + 0.5 = 1 (can be crossed swimming)</text:p>
              </text:list-item>
              <text:list-item>
                <text:p text:style-name="P61">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3858574263" text:style-name="L21">
              <text:list-item>
                <text:p text:style-name="P62">Door opens</text:p>
              </text:list-item>
              <text:list-item>
                <text:p text:style-name="P62">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4287285314" text:style-name="L22">
              <text:list-item>
                <text:p text:style-name="P63">B0 = 0</text:p>
              </text:list-item>
              <text:list-item>
                <text:p text:style-name="P63">B1 = B1 – 0.5 = 0</text:p>
              </text:list-item>
              <text:list-item>
                <text:p text:style-name="P63">B2 = B2 + 0.5 = 1 (can be crossed swimming)</text:p>
              </text:list-item>
              <text:list-item>
                <text:p text:style-name="P63">Now he can swim through B2 and reach the stairs</text:p>
              </text:list-item>
            </text:list>
          </table:table-cell>
        </table:table-row>
      </table:table>
      <text:h text:style-name="Heading_20_4"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26"><draw:text-box fo:min-height="11.381cm"><text:p text:style-name="Picture"><draw:frame draw:style-name="fr11" draw:name="Image60" text:anchor-type="as-char" svg:width="9.952cm" style:rel-width="100%" svg:height="11.381cm" style:rel-height="scale" draw:z-index="29"><draw:image xlink:href="../../Resources/Levels/Radme/Cal/Blueprints/Sewers/Sewers%20-focus%20on%20puzzle's%20third%20step.png" xlink:type="simple" xlink:show="embed" xlink:actuate="onLoad" loext:mime-type="image/png"/></draw:frame><text:span text:style-name="T1"><text:line-break/></text:span>Picture <text:sequence text:ref-name="refPicture32" text:name="Picture" text:formula="ooow:Picture+1" style:num-format="1">32</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28">Puzzle prop.</text:p>
                </table:table-cell>
                <table:table-cell table:style-name="Table46.B1" office:value-type="string">
                  <text:p text:style-name="P28">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6">Water Basins</text:p>
          </table:table-cell>
          <table:table-cell table:style-name="Tabella8.A1" office:value-type="string">
            <text:p text:style-name="P28">Max capacity</text:p>
          </table:table-cell>
          <table:table-cell table:style-name="Tabella8.C1" office:value-type="string">
            <text:p text:style-name="P6">Time</text:p>
          </table:table-cell>
          <table:table-cell table:style-name="Tabella8.C1" office:value-type="string">
            <text:p text:style-name="P6">State</text:p>
          </table:table-cell>
        </table:table-row>
        <text:soft-page-break/>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Heading_20_5"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6">Levers</text:p>
            </table:table-cell>
            <table:table-cell table:style-name="Tabella7.A1" office:value-type="string">
              <text:p text:style-name="P6">Time</text:p>
            </table:table-cell>
            <table:table-cell table:style-name="Tabella7.C1" office:value-type="string">
              <text:p text:style-name="P6">State</text:p>
            </table:table-cell>
            <table:table-cell table:style-name="Tabella7.C1" office:value-type="string">
              <text:p text:style-name="P6">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211057820515429" text:continue-list="list211057823365713" text:style-name="L9">
              <text:list-item>
                <text:p text:style-name="P50">0 → 1:</text:p>
                <text:list>
                  <text:list-item>
                    <text:p text:style-name="P50">B0 = B0 + 1,5 </text:p>
                  </text:list-item>
                  <text:list-item>
                    <text:p text:style-name="P50">B1 = 0</text:p>
                  </text:list-item>
                  <text:list-item>
                    <text:p text:style-name="P50">B2 = B2 – 1,5 </text:p>
                  </text:list-item>
                </text:list>
              </text:list-item>
              <text:list-item>
                <text:p text:style-name="P50">1 → 0:</text:p>
                <text:list>
                  <text:list-item>
                    <text:p text:style-name="P50">B0 = B0 – 1,5 </text:p>
                  </text:list-item>
                  <text:list-item>
                    <text:p text:style-name="P50">B1 = 0</text:p>
                  </text:list-item>
                  <text:list-item>
                    <text:p text:style-name="P50">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2470214775" text:style-name="L23">
              <text:list-item>
                <text:p text:style-name="P64">0 → 1:</text:p>
                <text:list>
                  <text:list-item>
                    <text:p text:style-name="P64">B0 = B0 – 1 </text:p>
                  </text:list-item>
                  <text:list-item>
                    <text:p text:style-name="P64">B1 = B1 + 0.5 </text:p>
                  </text:list-item>
                  <text:list-item>
                    <text:p text:style-name="P64">B2 = B2 + 0.5 </text:p>
                  </text:list-item>
                </text:list>
              </text:list-item>
              <text:list-item>
                <text:p text:style-name="P64">1 → 0:</text:p>
                <text:list>
                  <text:list-item>
                    <text:p text:style-name="P64">B0 = B0 + 1 </text:p>
                  </text:list-item>
                  <text:list-item>
                    <text:p text:style-name="P64">B1 = B1 – 0.5 </text:p>
                  </text:list-item>
                  <text:list-item>
                    <text:p text:style-name="P64">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6">Iteration</text:p>
          </table:table-cell>
          <table:table-cell table:style-name="Tabella10.A1" office:value-type="string">
            <text:p text:style-name="P6">Levers pull</text:p>
          </table:table-cell>
          <table:table-cell table:style-name="Tabella10.C1" office:value-type="string">
            <text:p text:style-name="P6">Lever’s pulled new state</text:p>
          </table:table-cell>
          <table:table-cell table:style-name="Tabella10.C1" office:value-type="string">
            <text:p text:style-name="P6">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2543884482" text:style-name="L24">
              <text:list-item>
                <text:p text:style-name="P65">B0 = B0 + 1,5 = 1,5 (can be crossed swimming)</text:p>
              </text:list-item>
              <text:list-item>
                <text:p text:style-name="P65">B1 = 0</text:p>
              </text:list-item>
              <text:list-item>
                <text:p text:style-name="P65">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601751319" text:style-name="L25">
              <text:list-item>
                <text:p text:style-name="P66">B0 = B0 – 1 = 0,5</text:p>
              </text:list-item>
              <text:list-item>
                <text:p text:style-name="P66">B1 = 0.5 (can be crossed swimming)</text:p>
              </text:list-item>
              <text:list-item>
                <text:p text:style-name="P66">B2 = B2 + 0,5 = 1</text:p>
              </text:list-item>
              <text:list-item>
                <text:p text:style-name="P66">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2345779092" text:style-name="L26">
              <text:list-item>
                <text:p text:style-name="P67">B0 = B0 – 0,5 = 0 </text:p>
              </text:list-item>
              <text:list-item>
                <text:p text:style-name="P67">B1 = 0,5 </text:p>
              </text:list-item>
              <text:list-item>
                <text:p text:style-name="P67">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211057615950354" text:continue-numbering="true" text:style-name="L26">
              <text:list-item>
                <text:p text:style-name="P67">B0 = B0 + 1,5 = 1,5 (can be crossed swimming)</text:p>
              </text:list-item>
              <text:list-item>
                <text:p text:style-name="P67">B1 = 0,5 </text:p>
              </text:list-item>
              <text:list-item>
                <text:p text:style-name="P67">B2 = B2 - 1,5 = 0</text:p>
              </text:list-item>
              <text:list-item>
                <text:p text:style-name="P67">The team could reach B2's ground throw down the rope near the edge. </text:p>
              </text:list-item>
            </text:list>
          </table:table-cell>
        </table:table-row>
      </table:table>
      <text:p text:style-name="Text_20_body"/>
      <text:h text:style-name="P46"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23">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0" draw:name="Frame27" text:anchor-type="as-char" svg:width="12.801cm" draw:z-index="8"><draw:text-box fo:min-height="11.689cm"><text:p text:style-name="Picture"><draw:frame draw:style-name="fr11" draw:name="Image46" text:anchor-type="as-char" svg:width="12.797cm" style:rel-width="100%" svg:height="10.68cm" style:rel-height="scale" draw:z-index="9"><draw:image xlink:href="../../Resources/Levels/Radme/Cal/Blueprints/Castle/Castle/Castle-Event%20flowchart.png" xlink:type="simple" xlink:show="embed" xlink:actuate="onLoad" loext:mime-type="image/png"/></draw:frame><text:span text:style-name="T1"><text:line-break/></text:span>Picture <text:sequence text:ref-name="refPicture33" text:name="Picture" text:formula="ooow:Picture+1" style:num-format="1">33</text:sequence>: Castle’s flow-chart</text:p></draw:text-box></draw:frame></text:p>
                </table:table-cell>
                <table:table-cell table:style-name="Table33.A1" office:value-type="string">
                  <text:p text:style-name="Table_20_Contents"><draw:frame draw:style-name="fr10" draw:name="Frame28" text:anchor-type="as-char" svg:width="6.001cm" draw:z-index="10"><draw:text-box fo:min-height="12.76cm"><text:p text:style-name="Picture"><draw:frame draw:style-name="fr11" draw:name="Image47" text:anchor-type="as-char" svg:width="5.997cm" style:rel-width="100%" svg:height="12.539cm" style:rel-height="scale" draw:z-index="27"><draw:image xlink:href="../../Resources/Levels/Radme/Cal/Blueprints/Castle/Castle/FocusOnExplorationInCastle.png" xlink:type="simple" xlink:show="embed" xlink:actuate="onLoad" loext:mime-type="image/png"/></draw:frame><text:span text:style-name="T1"><text:line-break/></text:span>Picture <text:sequence text:ref-name="refPicture34" text:name="Picture" text:formula="ooow:Picture+1" style:num-format="1">34</text:sequence>: flow-chart of the exploration to the prison</text:p></draw:text-box></draw:frame></text:p>
                </table:table-cell>
              </table:table-row>
            </table:table>
            <text:p text:style-name="P23"/>
          </table:table-cell>
          <table:covered-table-cell/>
        </table:table-row>
        <text:soft-page-break/>
        <table:table-row>
          <table:table-cell table:style-name="Table9.A1" office:value-type="string">
            <text:p text:style-name="Table_20_Contents"><draw:frame draw:style-name="fr3" draw:name="Frame11" text:anchor-type="as-char" svg:width="13.601cm" draw:z-index="11"><draw:text-box fo:min-height="15.48cm"><text:p text:style-name="Picture"><draw:frame draw:style-name="fr11" draw:name="Image6" text:anchor-type="as-char" svg:width="13.301cm" style:rel-width="100%" svg:height="14.289cm" style:rel-height="scale" draw:z-index="12"><draw:image xlink:href="../../Resources/Levels/Radme/Cal/Blueprints/Castle/Castle/Castle%20-%20detailed.png" xlink:type="simple" xlink:show="embed" xlink:actuate="onLoad" loext:mime-type="image/png"/></draw:frame><text:span text:style-name="T1"><text:line-break/></text:span>Picture <text:sequence text:ref-name="refPicture35" text:name="Picture" text:formula="ooow:Picture+1" style:num-format="1">35</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28">ID</text:p>
                  </table:table-cell>
                  <table:table-cell table:style-name="Table10.B1" office:value-type="string">
                    <text:p text:style-name="P28">Description</text:p>
                  </table:table-cell>
                </table:table-row>
              </table:table-header-rows>
              <table:table-row>
                <table:table-cell table:style-name="Table10.A2" office:value-type="string">
                  <text:p text:style-name="P3"><draw:frame draw:style-name="fr13" draw:name="Image39" text:anchor-type="as-char" svg:width="0.4cm" svg:height="0.49cm" draw:z-index="13"><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3" draw:name="Image40" text:anchor-type="as-char" svg:width="0.4cm" svg:height="0.49cm" draw:z-index="15"><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3" draw:name="immagini1" text:anchor-type="as-char" svg:width="0.4cm" svg:height="0.49cm" draw:z-index="19"><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row>
          <table:table-cell table:style-name="Table9.A1" office:value-type="string">
            <text:h text:style-name="Heading_20_4" text:outline-level="4">Fights</text:h>
          </table:table-cell>
          <table:table-cell table:style-name="Table9.A1" office:value-type="string">
            <text:p text:style-name="P28"/>
          </table:table-cell>
        </table:table-row>
        <table:table-row>
          <table:table-cell table:style-name="Table9.A1" table:number-columns-spanned="2" office:value-type="string">
            <table:table table:name="Table59" table:style-name="Table59" table:template-name="Team7GrayTable">
              <table:table-column table:style-name="Table59.A"/>
              <table:table-column table:style-name="Table59.B"/>
              <table:table-column table:style-name="Table59.C" table:number-columns-repeated="5"/>
              <table:table-column table:style-name="Table59.H"/>
              <table:table-header-rows>
                <table:table-row table:style-name="Table59.1">
                  <table:table-cell table:style-name="Table59.A1" office:value-type="string">
                    <text:p text:style-name="P28"><text:soft-page-break/>Room</text:p>
                  </table:table-cell>
                  <table:table-cell table:style-name="Table59.A1" office:value-type="string">
                    <text:p text:style-name="P28">Enemies</text:p>
                  </table:table-cell>
                  <table:table-cell table:style-name="Table59.C1" office:value-type="string">
                    <text:p text:style-name="P28">Damage to <text:span text:style-name="T7">T.</text:span></text:p>
                  </table:table-cell>
                  <table:table-cell table:style-name="Table59.A1" office:value-type="string">
                    <text:p text:style-name="P28">Damage of <text:span text:style-name="T7">T.</text:span></text:p>
                  </table:table-cell>
                  <table:table-cell table:style-name="Table59.C1" office:value-type="string">
                    <text:p text:style-name="P28">DPT (<text:span text:style-name="T7">T., E.</text:span>) / HP <text:span text:style-name="T7">E.</text:span></text:p>
                  </table:table-cell>
                  <table:table-cell table:style-name="Table59.A1" office:value-type="string">
                    <text:p text:style-name="P28">DPT (<text:span text:style-name="T7">E., T.</text:span>) / HP <text:span text:style-name="T7">T.</text:span></text:p>
                  </table:table-cell>
                  <table:table-cell table:style-name="Table59.C1" office:value-type="string">
                    <text:p text:style-name="P28">Difficulty</text:p>
                  </table:table-cell>
                  <table:table-cell table:style-name="Table59.C1" office:value-type="string">
                    <text:p text:style-name="P7">H<text:span text:style-name="T8">P</text:span> <text:span text:style-name="T9">l</text:span>oss</text:p>
                  </table:table-cell>
                </table:table-row>
              </table:table-header-rows>
              <table:table-row>
                <table:table-cell table:style-name="Table59.A2" office:value-type="string">
                  <text:p text:style-name="P3">Room 3 right</text:p>
                </table:table-cell>
                <table:table-cell table:style-name="Table59.A2" office:value-type="string">
                  <text:p text:style-name="P3">1 soldier</text:p>
                </table:table-cell>
                <table:table-cell table:style-name="Table59.C2" office:value-type="string">
                  <text:p text:style-name="P3">3</text:p>
                </table:table-cell>
                <table:table-cell table:style-name="Table59.A2" office:value-type="string">
                  <text:p text:style-name="P3">24.57</text:p>
                </table:table-cell>
                <table:table-cell table:style-name="Table59.C2" office:value-type="string">
                  <text:p text:style-name="P4">0.766</text:p>
                </table:table-cell>
                <table:table-cell table:style-name="Table59.A2" office:value-type="string">
                  <text:p text:style-name="P4">0.019</text:p>
                </table:table-cell>
                <table:table-cell table:style-name="Table59.C2" office:value-type="string">
                  <text:p text:style-name="P3">0.747</text:p>
                </table:table-cell>
                <table:table-cell table:style-name="Table59.C2" office:value-type="string">
                  <text:p text:style-name="P5">0.024</text:p>
                </table:table-cell>
              </table:table-row>
              <table:table-row>
                <table:table-cell table:style-name="Table59.A3" office:value-type="string">
                  <text:p text:style-name="P3">Room 3 left</text:p>
                </table:table-cell>
                <table:table-cell table:style-name="Table59.A3" office:value-type="string">
                  <text:p text:style-name="P3">2 mud spammer</text:p>
                </table:table-cell>
                <table:table-cell table:style-name="Table59.C3" office:value-type="string">
                  <text:p text:style-name="P3">6.70</text:p>
                </table:table-cell>
                <table:table-cell table:style-name="Table59.A3" office:value-type="string">
                  <text:p text:style-name="P3">24.57</text:p>
                </table:table-cell>
                <table:table-cell table:style-name="Table59.C3" office:value-type="string">
                  <text:p text:style-name="P4">0.409</text:p>
                </table:table-cell>
                <table:table-cell table:style-name="Table59.A3" office:value-type="string">
                  <text:p text:style-name="P4">0.042</text:p>
                </table:table-cell>
                <table:table-cell table:style-name="Table59.C3" office:value-type="string">
                  <text:p text:style-name="P3">0.367</text:p>
                </table:table-cell>
                <table:table-cell table:style-name="Table59.C3" office:value-type="string">
                  <text:p text:style-name="P5">0.102</text:p>
                </table:table-cell>
              </table:table-row>
              <table:table-row>
                <table:table-cell table:style-name="Table59.A2" office:value-type="string">
                  <text:p text:style-name="P3">Room 8</text:p>
                </table:table-cell>
                <table:table-cell table:style-name="Table59.A2" office:value-type="string">
                  <text:p text:style-name="P3">4 soldier</text:p>
                </table:table-cell>
                <table:table-cell table:style-name="Table59.C2" office:value-type="string">
                  <text:p text:style-name="P3">12</text:p>
                </table:table-cell>
                <table:table-cell table:style-name="Table59.A2" office:value-type="string">
                  <text:p text:style-name="P3">24.57</text:p>
                </table:table-cell>
                <table:table-cell table:style-name="Table59.C2" office:value-type="string">
                  <text:p text:style-name="P4">0.191</text:p>
                </table:table-cell>
                <table:table-cell table:style-name="Table59.A2" office:value-type="string">
                  <text:p text:style-name="P4">0.076</text:p>
                </table:table-cell>
                <table:table-cell table:style-name="Table59.C2" office:value-type="string">
                  <text:p text:style-name="P3">0.115</text:p>
                </table:table-cell>
                <table:table-cell table:style-name="Table59.C2" office:value-type="string">
                  <text:p text:style-name="P5">0.397</text:p>
                </table:table-cell>
              </table:table-row>
              <table:table-row>
                <table:table-cell table:style-name="Table59.A3" office:value-type="string">
                  <text:p text:style-name="P3">Room 9</text:p>
                </table:table-cell>
                <table:table-cell table:style-name="Table59.A3" office:value-type="string">
                  <text:p text:style-name="P3">1 mud spammer</text:p>
                </table:table-cell>
                <table:table-cell table:style-name="Table59.C3" office:value-type="string">
                  <text:p text:style-name="P3">3.35</text:p>
                </table:table-cell>
                <table:table-cell table:style-name="Table59.A3" office:value-type="string">
                  <text:p text:style-name="P3">24.57</text:p>
                </table:table-cell>
                <table:table-cell table:style-name="Table59.C3" office:value-type="string">
                  <text:p text:style-name="P4">0.819</text:p>
                </table:table-cell>
                <table:table-cell table:style-name="Table59.A3" office:value-type="string">
                  <text:p text:style-name="P4">0.021</text:p>
                </table:table-cell>
                <table:table-cell table:style-name="Table59.C3" office:value-type="string">
                  <text:p text:style-name="P3">0.798</text:p>
                </table:table-cell>
                <table:table-cell table:style-name="Table59.C3" office:value-type="string">
                  <text:p text:style-name="P5">0.025</text:p>
                </table:table-cell>
              </table:table-row>
              <table:table-row>
                <table:table-cell table:style-name="Table59.A2" office:value-type="string">
                  <text:p text:style-name="P3">Room 17</text:p>
                </table:table-cell>
                <table:table-cell table:style-name="Table59.A2" office:value-type="string">
                  <text:p text:style-name="P3">1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396</text:p>
                </table:table-cell>
                <table:table-cell table:style-name="Table59.A2" office:value-type="string">
                  <text:p text:style-name="P4">0.040</text:p>
                </table:table-cell>
                <table:table-cell table:style-name="Table59.C2" office:value-type="string">
                  <text:p text:style-name="P3">0.356</text:p>
                </table:table-cell>
                <table:table-cell table:style-name="Table59.C2" office:value-type="string">
                  <text:p text:style-name="P5">0.101</text:p>
                </table:table-cell>
              </table:table-row>
              <table:table-row>
                <table:table-cell table:style-name="Table59.A3" office:value-type="string">
                  <text:p text:style-name="P3">Room 15</text:p>
                </table:table-cell>
                <table:table-cell table:style-name="Table59.A3" office:value-type="string">
                  <text:p text:style-name="P3">2 soldier, 2 mud spammer</text:p>
                </table:table-cell>
                <table:table-cell table:style-name="Table59.C3" office:value-type="string">
                  <text:p text:style-name="P3">12.70</text:p>
                </table:table-cell>
                <table:table-cell table:style-name="Table59.A3" office:value-type="string">
                  <text:p text:style-name="P3">24.57</text:p>
                </table:table-cell>
                <table:table-cell table:style-name="Table59.C3" office:value-type="string">
                  <text:p text:style-name="P4">0.198</text:p>
                </table:table-cell>
                <table:table-cell table:style-name="Table59.A3" office:value-type="string">
                  <text:p text:style-name="P4">0.081</text:p>
                </table:table-cell>
                <table:table-cell table:style-name="Table59.C3" office:value-type="string">
                  <text:p text:style-name="P3">0.117</text:p>
                </table:table-cell>
                <table:table-cell table:style-name="Table59.C3" office:value-type="string">
                  <text:p text:style-name="P5">0.409</text:p>
                </table:table-cell>
              </table:table-row>
              <table:table-row>
                <table:table-cell table:style-name="Table59.A2" office:value-type="string">
                  <text:p text:style-name="P3">Room 13</text:p>
                </table:table-cell>
                <table:table-cell table:style-name="Table59.A2" office:value-type="string">
                  <text:p text:style-name="P3">2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261</text:p>
                </table:table-cell>
                <table:table-cell table:style-name="Table59.A2" office:value-type="string">
                  <text:p text:style-name="P4">0.040</text:p>
                </table:table-cell>
                <table:table-cell table:style-name="Table59.C2" office:value-type="string">
                  <text:p text:style-name="P3">0.221</text:p>
                </table:table-cell>
                <table:table-cell table:style-name="Table59.C2" office:value-type="string">
                  <text:p text:style-name="P5">0.154</text:p>
                </table:table-cell>
              </table:table-row>
              <table:table-row>
                <table:table-cell table:style-name="Table59.A9" office:value-type="string">
                  <text:p text:style-name="P3">Room 16</text:p>
                </table:table-cell>
                <table:table-cell table:style-name="Table59.A9" office:value-type="string">
                  <text:p text:style-name="P3">6 elite soldier</text:p>
                </table:table-cell>
                <table:table-cell table:style-name="Table59.C9" office:value-type="string">
                  <text:p text:style-name="P3">30.6</text:p>
                </table:table-cell>
                <table:table-cell table:style-name="Table59.A9" office:value-type="string">
                  <text:p text:style-name="P3">24.57</text:p>
                </table:table-cell>
                <table:table-cell table:style-name="Table59.C9" office:value-type="string">
                  <text:p text:style-name="P4">0.102</text:p>
                </table:table-cell>
                <table:table-cell table:style-name="Table59.A9" office:value-type="string">
                  <text:p text:style-name="P4">0.196</text:p>
                </table:table-cell>
                <table:table-cell table:style-name="Table59.C9" office:value-type="string">
                  <text:p text:style-name="P3">-0.094</text:p>
                </table:table-cell>
                <table:table-cell table:style-name="Table59.C9" office:value-type="string">
                  <text:p text:style-name="P5">1.921</text:p>
                </table:table-cell>
              </table:table-row>
            </table:table>
            <text:p text:style-name="Table_20_Contents"/>
          </table:table-cell>
          <table:covered-table-cell/>
        </table:table-row>
      </table:table>
      <text:h text:style-name="Heading_20_4"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20"><draw:text-box fo:min-height="12.448cm"><text:p text:style-name="Picture"><draw:frame draw:style-name="fr11" draw:name="Image57" text:anchor-type="as-char" svg:width="14cm" style:rel-width="100%" svg:height="12.448cm" style:rel-height="scale" draw:z-index="21"><draw:image xlink:href="../../Resources/Puzzles/puzzles-D.jpg" xlink:type="simple" xlink:show="embed" xlink:actuate="onLoad" loext:mime-type="image/jpeg"/></draw:frame><text:span text:style-name="T1"><text:line-break/></text:span>Picture <text:sequence text:ref-name="refPicture36" text:name="Picture" text:formula="ooow:Picture+1" style:num-format="1">36</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28">Puzzle prop.</text:p>
                  </table:table-cell>
                  <table:table-cell table:style-name="Table40.B1" office:value-type="string">
                    <text:p text:style-name="P28">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38" text:outline-level="3">The prisons of the castle</text:h>
      <table:table table:name="Table4" table:style-name="Table4">
        <table:table-column table:style-name="Table4.A"/>
        <table:table-column table:style-name="Table4.B"/>
        <table:table-row>
          <table:table-cell table:style-name="Table4.A1" office:value-type="string">
            <text:p text:style-name="P23">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22"><draw:text-box fo:min-height="22.059cm"><text:p text:style-name="Picture"><draw:frame draw:style-name="fr11" draw:name="Image4" text:anchor-type="as-char" svg:width="7.001cm" style:rel-width="100%" svg:height="22.059cm" style:rel-height="scale" draw:z-index="23"><draw:image xlink:href="../../Resources/Levels/Radme/Cal/Blueprints/Castle/Prison/Prisons-Event%20flowchart.png" xlink:type="simple" xlink:show="embed" xlink:actuate="onLoad" loext:mime-type="image/png"/></draw:frame><text:span text:style-name="T1"><text:line-break/></text:span>Picture <text:sequence text:ref-name="refPicture37" text:name="Picture" text:formula="ooow:Picture+1" style:num-format="1">37</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41"><draw:text-box fo:min-height="13.758cm"><text:p text:style-name="Picture"><draw:frame draw:style-name="fr11" draw:name="Image28" text:anchor-type="as-char" svg:width="19.001cm" style:rel-width="100%" svg:height="13.758cm" style:rel-height="scale" draw:z-index="43"><draw:image xlink:href="../../Resources/Levels/Radme/Cal/Blueprints/Castle/Prison/Prison%20internal.png" xlink:type="simple" xlink:show="embed" xlink:actuate="onLoad" loext:mime-type="image/png"/></draw:frame><text:span text:style-name="T1"><text:line-break/></text:span>Picture <text:sequence text:ref-name="refPicture38" text:name="Picture" text:formula="ooow:Picture+1" style:num-format="1">38</text:sequence>: Map of the prison</text:p></draw:text-box></draw:frame></text:p>
          </table:table-cell>
        </table:table-row>
        <table:table-row>
          <table:table-cell table:style-name="Table13.A1" office:value-type="string">
            <text:h text:style-name="Heading_20_4" text:outline-level="4">Fights</text:h>
          </table:table-cell>
        </table:table-row>
        <table:table-row>
          <table:table-cell table:style-name="Table13.A1" office:value-type="string">
            <table:table table:name="Table58" table:style-name="Table58">
              <table:table-column table:style-name="Table58.A"/>
              <table:table-column table:style-name="Table58.B"/>
              <table:table-column table:style-name="Table58.C" table:number-columns-repeated="5"/>
              <table:table-column table:style-name="Table58.H"/>
              <table:table-row>
                <table:table-cell table:style-name="Table58.A1" office:value-type="string">
                  <text:p text:style-name="P28">Room</text:p>
                </table:table-cell>
                <table:table-cell table:style-name="Table58.A1" office:value-type="string">
                  <text:p text:style-name="P28">Enemies</text:p>
                </table:table-cell>
                <table:table-cell table:style-name="Table58.C1" office:value-type="string">
                  <text:p text:style-name="P28">Damage to T.</text:p>
                </table:table-cell>
                <table:table-cell table:style-name="Table58.A1" office:value-type="string">
                  <text:p text:style-name="P28">Damage of T.</text:p>
                </table:table-cell>
                <table:table-cell table:style-name="Table58.C1" office:value-type="string">
                  <text:p text:style-name="P28">DPT (T., E.) / HP E.</text:p>
                </table:table-cell>
                <table:table-cell table:style-name="Table58.A1" office:value-type="string">
                  <text:p text:style-name="P28">DPT (E., T.) / HP T.</text:p>
                </table:table-cell>
                <table:table-cell table:style-name="Table58.C1" office:value-type="string">
                  <text:p text:style-name="P28">Difficulty</text:p>
                </table:table-cell>
                <table:table-cell table:style-name="Table58.C1" office:value-type="string">
                  <text:p text:style-name="P6">HP loss</text:p>
                </table:table-cell>
              </table:table-row>
              <table:table-row table:style-name="Table58.2">
                <table:table-cell table:style-name="Table58.A2" office:value-type="string">
                  <text:p text:style-name="P3">Entrance</text:p>
                </table:table-cell>
                <table:table-cell table:style-name="Table58.A2" office:value-type="string">
                  <text:p text:style-name="P3">1 soldier</text:p>
                </table:table-cell>
                <table:table-cell table:style-name="Table58.C2" office:value-type="string">
                  <text:p text:style-name="P3">3</text:p>
                </table:table-cell>
                <table:table-cell table:style-name="Table58.A2" office:value-type="string">
                  <text:p text:style-name="P3">24.57</text:p>
                </table:table-cell>
                <table:table-cell table:style-name="Table58.C2" office:value-type="string">
                  <text:p text:style-name="P3">0.767</text:p>
                </table:table-cell>
                <table:table-cell table:style-name="Table58.A2" office:value-type="string">
                  <text:p text:style-name="P3">0.019</text:p>
                </table:table-cell>
                <table:table-cell table:style-name="Table58.C2" office:value-type="string">
                  <text:p text:style-name="P3">0.748</text:p>
                </table:table-cell>
                <table:table-cell table:style-name="Table58.C2" office:value-type="string">
                  <text:p text:style-name="P3">0.024</text:p>
                </table:table-cell>
              </table:table-row>
              <table:table-row table:style-name="Table58.2">
                <table:table-cell table:style-name="Table58.A3" office:value-type="string">
                  <text:p text:style-name="P3">Guard post 1</text:p>
                </table:table-cell>
                <table:table-cell table:style-name="Table58.A3" office:value-type="string">
                  <text:p text:style-name="P3">3 soldier, 1 mud spammer</text:p>
                </table:table-cell>
                <table:table-cell table:style-name="Table58.C3" office:value-type="string">
                  <text:p text:style-name="P3">12.35</text:p>
                </table:table-cell>
                <table:table-cell table:style-name="Table58.A3" office:value-type="string">
                  <text:p text:style-name="P3">24.57</text:p>
                </table:table-cell>
                <table:table-cell table:style-name="Table58.C3" office:value-type="string">
                  <text:p text:style-name="P3">0.195 </text:p>
                </table:table-cell>
                <table:table-cell table:style-name="Table58.A3" office:value-type="string">
                  <text:p text:style-name="P3">0.079</text:p>
                </table:table-cell>
                <table:table-cell table:style-name="Table58.C3" office:value-type="string">
                  <text:p text:style-name="P3">0.116 </text:p>
                </table:table-cell>
                <table:table-cell table:style-name="Table58.C3" office:value-type="string">
                  <text:p text:style-name="P3">0.405</text:p>
                </table:table-cell>
              </table:table-row>
              <table:table-row>
                <table:table-cell table:style-name="Table58.A2" office:value-type="string">
                  <text:p text:style-name="P3">Guard post 2</text:p>
                </table:table-cell>
                <table:table-cell table:style-name="Table58.A2" office:value-type="string">
                  <text:p text:style-name="P3">3 soldier, 1 mud spammer</text:p>
                </table:table-cell>
                <table:table-cell table:style-name="Table58.C2" office:value-type="string">
                  <text:p text:style-name="P3">12.35</text:p>
                </table:table-cell>
                <table:table-cell table:style-name="Table58.A2" office:value-type="string">
                  <text:p text:style-name="P3">24.57</text:p>
                </table:table-cell>
                <table:table-cell table:style-name="Table58.C2" office:value-type="string">
                  <text:p text:style-name="P3">0.195 </text:p>
                </table:table-cell>
                <table:table-cell table:style-name="Table58.A2" office:value-type="string">
                  <text:p text:style-name="P3">0.079</text:p>
                </table:table-cell>
                <table:table-cell table:style-name="Table58.C2" office:value-type="string">
                  <text:p text:style-name="P3">0.116</text:p>
                </table:table-cell>
                <table:table-cell table:style-name="Table58.C2" office:value-type="string">
                  <text:p text:style-name="P3">0.405</text:p>
                </table:table-cell>
              </table:table-row>
              <table:table-row>
                <table:table-cell table:style-name="Table58.A3" office:value-type="string">
                  <text:p text:style-name="P3">Guard post 3</text:p>
                </table:table-cell>
                <table:table-cell table:style-name="Table58.A3" office:value-type="string">
                  <text:p text:style-name="P3">4 soldier, 1 mud spammer</text:p>
                </table:table-cell>
                <table:table-cell table:style-name="Table58.C3" office:value-type="string">
                  <text:p text:style-name="P3">15.70</text:p>
                </table:table-cell>
                <table:table-cell table:style-name="Table58.A3" office:value-type="string">
                  <text:p text:style-name="P3">24.57</text:p>
                </table:table-cell>
                <table:table-cell table:style-name="Table58.C3" office:value-type="string">
                  <text:p text:style-name="P3">0.155</text:p>
                </table:table-cell>
                <table:table-cell table:style-name="Table58.A3" office:value-type="string">
                  <text:p text:style-name="P3">0.100</text:p>
                </table:table-cell>
                <table:table-cell table:style-name="Table58.C3" office:value-type="string">
                  <text:p text:style-name="P3">0.055</text:p>
                </table:table-cell>
                <table:table-cell table:style-name="Table58.C3" office:value-type="string">
                  <text:p text:style-name="P3">0.645</text:p>
                </table:table-cell>
              </table:table-row>
              <table:table-row>
                <table:table-cell table:style-name="Table58.A2" office:value-type="string">
                  <text:p text:style-name="P3">Torture chamber</text:p>
                </table:table-cell>
                <table:table-cell table:style-name="Table58.A2" office:value-type="string">
                  <text:p text:style-name="P3">2 soldier</text:p>
                </table:table-cell>
                <table:table-cell table:style-name="Table58.C2" office:value-type="string">
                  <text:p text:style-name="P3">6</text:p>
                </table:table-cell>
                <table:table-cell table:style-name="Table58.A2" office:value-type="string">
                  <text:p text:style-name="P3">24.57</text:p>
                </table:table-cell>
                <table:table-cell table:style-name="Table58.C2" office:value-type="string">
                  <text:p text:style-name="P3">0.383</text:p>
                </table:table-cell>
                <table:table-cell table:style-name="Table58.A2" office:value-type="string">
                  <text:p text:style-name="P3">0.038 </text:p>
                </table:table-cell>
                <table:table-cell table:style-name="Table58.C2" office:value-type="string">
                  <text:p text:style-name="P3">0.345</text:p>
                </table:table-cell>
                <table:table-cell table:style-name="Table58.C2" office:value-type="string">
                  <text:p text:style-name="P3">0.099</text:p>
                </table:table-cell>
              </table:table-row>
            </table:table>
            <text:p text:style-name="Table_20_Contents"/>
          </table:table-cell>
        </table:table-row>
        <table:table-row>
          <table:table-cell table:style-name="Table13.A1" office:value-type="string">
            <text:p text:style-name="Text_20_body"/>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28">ID</text:p>
                  </table:table-cell>
                  <table:table-cell table:style-name="Table14.B1" office:value-type="string">
                    <text:p text:style-name="P28">Description</text:p>
                  </table:table-cell>
                </table:table-row>
              </table:table-header-rows>
              <table:table-row>
                <table:table-cell table:style-name="Table14.A2" office:value-type="string">
                  <text:p text:style-name="P3"><draw:frame draw:style-name="fr13" draw:name="Image41" text:anchor-type="as-char" svg:width="0.4cm" svg:height="0.49cm" draw:z-index="36"><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3" draw:name="Image42" text:anchor-type="as-char" svg:width="0.7cm" svg:height="0.55cm" draw:z-index="45"><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8</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2T21:10:53.319000000</dc:date>
    <meta:editing-duration>P1DT8H3M25S</meta:editing-duration>
    <meta:editing-cycles>760</meta:editing-cycles>
    <meta:generator>LibreOffice/6.1.2.1$Windows_X86_64 LibreOffice_project/65905a128db06ba48db947242809d14d3f9a93fe</meta:generator>
    <dc:creator>Michele Maione</dc:creator>
    <meta:document-statistic meta:table-count="71" meta:image-count="77" meta:object-count="0" meta:page-count="38" meta:paragraph-count="1098" meta:word-count="7256" meta:character-count="37031" meta:non-whitespace-character-count="30890"/>
    <meta:template xlink:type="simple" xlink:actuate="onRequest" xlink:title="" xlink:href="../MasterGameDesignDocument.odm" meta:date="2018-12-28T17:59:39.040000000"/>
  </office:meta>
</office:document-meta>
</file>